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2625in" table:align="left"/>
    </style:style>
    <style:style style:name="Table1.A" style:family="table-column">
      <style:table-column-properties style:column-width="1.3514in"/>
    </style:style>
    <style:style style:name="Table1.B" style:family="table-column">
      <style:table-column-properties style:column-width="1.4521in"/>
    </style:style>
    <style:style style:name="Table1.C" style:family="table-column">
      <style:table-column-properties style:column-width="1.3785in"/>
    </style:style>
    <style:style style:name="Table1.D" style:family="table-column">
      <style:table-column-properties style:column-width="1.080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2.1278in"/>
    </style:style>
    <style:style style:name="Table2.C" style:family="table-column">
      <style:table-column-properties style:column-width="2.2778in"/>
    </style:style>
    <style:style style:name="Table2.D" style:family="table-column">
      <style:table-column-properties style:column-width="1.3319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paragraph-properties fo:margin-top="0in" fo:margin-bottom="0.0972in" style:contextual-spacing="false" fo:line-height="115%"/>
      <style:text-properties fo:font-size="6pt" style:font-size-asian="5.25pt" style:font-size-complex="6pt"/>
    </style:style>
    <style:style style:name="P3" style:family="paragraph" style:parent-style-name="Horizontal_20_Line">
      <style:paragraph-properties fo:margin-top="0in" fo:margin-bottom="0.0972in" style:contextual-spacing="false" fo:line-height="115%"/>
      <style:text-properties style:font-size-asian="5.25pt"/>
    </style:style>
    <style:style style:name="P4" style:family="paragraph" style:parent-style-name="Text_20_body">
      <style:text-properties fo:font-size="6pt" style:font-size-asian="5.25pt" style:font-size-complex="6pt"/>
    </style:style>
    <style:style style:name="P5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6" style:family="paragraph" style:parent-style-name="Text_20_body" style:list-style-name="L1">
      <style:text-properties fo:font-size="6pt" style:font-size-asian="5.25pt" style:font-size-complex="6pt"/>
    </style:style>
    <style:style style:name="P7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8" style:family="paragraph" style:parent-style-name="Text_20_body" style:list-style-name="L2">
      <style:text-properties fo:font-size="6pt" style:font-size-asian="5.25pt" style:font-size-complex="6pt"/>
    </style:style>
    <style:style style:name="P9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10" style:family="paragraph" style:parent-style-name="Text_20_body" style:list-style-name="L3">
      <style:text-properties fo:font-size="6pt" style:font-size-asian="5.25pt" style:font-size-complex="6pt"/>
    </style:style>
    <style:style style:name="P11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2" style:family="paragraph" style:parent-style-name="Text_20_body" style:list-style-name="L4">
      <style:text-properties fo:font-size="6pt" style:font-size-asian="5.25pt" style:font-size-complex="6pt"/>
    </style:style>
    <style:style style:name="P13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4" style:family="paragraph" style:parent-style-name="Text_20_body" style:list-style-name="L5">
      <style:text-properties fo:font-size="6pt" style:font-size-asian="5.25pt" style:font-size-complex="6pt"/>
    </style:style>
    <style:style style:name="P15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6" style:family="paragraph" style:parent-style-name="Text_20_body" style:list-style-name="L6">
      <style:text-properties fo:font-size="6pt" style:font-size-asian="5.25pt" style:font-size-complex="6pt"/>
    </style:style>
    <style:style style:name="P17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8" style:family="paragraph" style:parent-style-name="Text_20_body" style:list-style-name="L7">
      <style:text-properties fo:font-size="6pt" style:font-size-asian="5.25pt" style:font-size-complex="6pt"/>
    </style:style>
    <style:style style:name="P19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20" style:family="paragraph" style:parent-style-name="Text_20_body" style:list-style-name="L8">
      <style:text-properties fo:font-size="6pt" style:font-size-asian="5.25pt" style:font-size-complex="6pt"/>
    </style:style>
    <style:style style:name="P21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2" style:family="paragraph" style:parent-style-name="Text_20_body" style:list-style-name="L9">
      <style:text-properties fo:font-size="6pt" style:font-size-asian="5.25pt" style:font-size-complex="6pt"/>
    </style:style>
    <style:style style:name="P23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4" style:family="paragraph" style:parent-style-name="Text_20_body" style:list-style-name="L10">
      <style:text-properties fo:font-size="6pt" style:font-size-asian="5.25pt" style:font-size-complex="6pt"/>
    </style:style>
    <style:style style:name="P25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6" style:family="paragraph" style:parent-style-name="Text_20_body" style:list-style-name="L11">
      <style:text-properties fo:font-size="6pt" style:font-size-asian="5.25pt" style:font-size-complex="6pt"/>
    </style:style>
    <style:style style:name="P27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8" style:family="paragraph" style:parent-style-name="Text_20_body" style:list-style-name="L12">
      <style:text-properties fo:font-size="6pt" style:font-size-asian="5.25pt" style:font-size-complex="6pt"/>
    </style:style>
    <style:style style:name="P29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30" style:family="paragraph" style:parent-style-name="Text_20_body" style:list-style-name="L13">
      <style:text-properties fo:font-size="6pt" style:font-size-asian="5.25pt" style:font-size-complex="6pt"/>
    </style:style>
    <style:style style:name="P31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2" style:family="paragraph" style:parent-style-name="Text_20_body" style:list-style-name="L14">
      <style:text-properties fo:font-size="6pt" style:font-size-asian="5.25pt" style:font-size-complex="6pt"/>
    </style:style>
    <style:style style:name="P33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4" style:family="paragraph" style:parent-style-name="Text_20_body" style:list-style-name="L15">
      <style:text-properties fo:font-size="6pt" style:font-size-asian="5.25pt" style:font-size-complex="6pt"/>
    </style:style>
    <style:style style:name="P35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6" style:family="paragraph" style:parent-style-name="Text_20_body" style:list-style-name="L16">
      <style:text-properties fo:font-size="6pt" style:font-size-asian="5.25pt" style:font-size-complex="6pt"/>
    </style:style>
    <style:style style:name="P37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38" style:family="paragraph" style:parent-style-name="Text_20_body" style:list-style-name="L17">
      <style:text-properties fo:font-size="6pt" style:font-size-asian="5.25pt" style:font-size-complex="6pt"/>
    </style:style>
    <style:style style:name="P39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40" style:family="paragraph" style:parent-style-name="Text_20_body" style:list-style-name="L18">
      <style:text-properties fo:font-size="6pt" style:font-size-asian="5.25pt" style:font-size-complex="6pt"/>
    </style:style>
    <style:style style:name="P41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42" style:family="paragraph" style:parent-style-name="Text_20_body" style:list-style-name="L19">
      <style:text-properties fo:font-size="6pt" style:font-size-asian="5.25pt" style:font-size-complex="6pt"/>
    </style:style>
    <style:style style:name="P43" style:family="paragraph" style:parent-style-name="Text_20_body" style:list-style-name="L20">
      <style:text-properties fo:font-size="6pt" style:font-size-asian="5.25pt" style:font-size-complex="6pt"/>
    </style:style>
    <style:style style:name="P44" style:family="paragraph" style:parent-style-name="Text_20_body" style:list-style-name="L20">
      <style:paragraph-properties fo:margin-top="0in" fo:margin-bottom="0in" style:contextual-spacing="false"/>
      <style:text-properties fo:font-size="6pt" style:font-size-asian="5.25pt" style:font-size-complex="6pt"/>
    </style:style>
    <style:style style:name="P45" style:family="paragraph" style:parent-style-name="Text_20_body" style:list-style-name="L21">
      <style:paragraph-properties fo:margin-top="0in" fo:margin-bottom="0in" style:contextual-spacing="false"/>
      <style:text-properties fo:font-size="6pt" style:font-size-asian="5.25pt" style:font-size-complex="6pt"/>
    </style:style>
    <style:style style:name="P46" style:family="paragraph" style:parent-style-name="Text_20_body" style:list-style-name="L21">
      <style:text-properties fo:font-size="6pt" style:font-size-asian="5.25pt" style:font-size-complex="6pt"/>
    </style:style>
    <style:style style:name="P47" style:family="paragraph" style:parent-style-name="Text_20_body" style:list-style-name="L22">
      <style:paragraph-properties fo:margin-top="0in" fo:margin-bottom="0in" style:contextual-spacing="false"/>
      <style:text-properties fo:font-size="6pt" style:font-size-asian="5.25pt" style:font-size-complex="6pt"/>
    </style:style>
    <style:style style:name="P48" style:family="paragraph" style:parent-style-name="Text_20_body" style:list-style-name="L22">
      <style:text-properties fo:font-size="6pt" style:font-size-asian="5.25pt" style:font-size-complex="6pt"/>
    </style:style>
    <style:style style:name="P49" style:family="paragraph" style:parent-style-name="Text_20_body" style:list-style-name="L23">
      <style:paragraph-properties fo:margin-top="0in" fo:margin-bottom="0in" style:contextual-spacing="false"/>
      <style:text-properties fo:font-size="6pt" style:font-size-asian="5.25pt" style:font-size-complex="6pt"/>
    </style:style>
    <style:style style:name="P50" style:family="paragraph" style:parent-style-name="Text_20_body" style:list-style-name="L23">
      <style:text-properties fo:font-size="6pt" style:font-size-asian="5.25pt" style:font-size-complex="6pt"/>
    </style:style>
    <style:style style:name="P51" style:family="paragraph" style:parent-style-name="Text_20_body" style:list-style-name="L24">
      <style:paragraph-properties fo:margin-top="0in" fo:margin-bottom="0in" style:contextual-spacing="false"/>
      <style:text-properties fo:font-size="6pt" style:font-size-asian="5.25pt" style:font-size-complex="6pt"/>
    </style:style>
    <style:style style:name="P52" style:family="paragraph" style:parent-style-name="Text_20_body" style:list-style-name="L24">
      <style:text-properties fo:font-size="6pt" style:font-size-asian="5.25pt" style:font-size-complex="6pt"/>
    </style:style>
    <style:style style:name="P53" style:family="paragraph" style:parent-style-name="Text_20_body" style:list-style-name="L25">
      <style:paragraph-properties fo:margin-top="0in" fo:margin-bottom="0in" style:contextual-spacing="false"/>
      <style:text-properties fo:font-size="6pt" style:font-size-asian="5.25pt" style:font-size-complex="6pt"/>
    </style:style>
    <style:style style:name="P54" style:family="paragraph" style:parent-style-name="Text_20_body" style:list-style-name="L25">
      <style:text-properties fo:font-size="6pt" style:font-size-asian="5.25pt" style:font-size-complex="6pt"/>
    </style:style>
    <style:style style:name="P55" style:family="paragraph" style:parent-style-name="Text_20_body" style:list-style-name="L26">
      <style:paragraph-properties fo:margin-top="0in" fo:margin-bottom="0in" style:contextual-spacing="false"/>
      <style:text-properties fo:font-size="6pt" style:font-size-asian="5.25pt" style:font-size-complex="6pt"/>
    </style:style>
    <style:style style:name="P56" style:family="paragraph" style:parent-style-name="Text_20_body" style:list-style-name="L26">
      <style:text-properties fo:font-size="6pt" style:font-size-asian="5.25pt" style:font-size-complex="6pt"/>
    </style:style>
    <style:style style:name="P57" style:family="paragraph" style:parent-style-name="Text_20_body" style:list-style-name="L27">
      <style:paragraph-properties fo:margin-top="0in" fo:margin-bottom="0in" style:contextual-spacing="false"/>
      <style:text-properties fo:font-size="6pt" style:font-size-asian="5.25pt" style:font-size-complex="6pt"/>
    </style:style>
    <style:style style:name="P58" style:family="paragraph" style:parent-style-name="Text_20_body" style:list-style-name="L27">
      <style:text-properties fo:font-size="6pt" style:font-size-asian="5.25pt" style:font-size-complex="6pt"/>
    </style:style>
    <style:style style:name="P59" style:family="paragraph" style:parent-style-name="Text_20_body" style:list-style-name="L28">
      <style:paragraph-properties fo:margin-top="0in" fo:margin-bottom="0in" style:contextual-spacing="false"/>
      <style:text-properties fo:font-size="6pt" style:font-size-asian="5.25pt" style:font-size-complex="6pt"/>
    </style:style>
    <style:style style:name="P60" style:family="paragraph" style:parent-style-name="Text_20_body" style:list-style-name="L28">
      <style:text-properties fo:font-size="6pt" style:font-size-asian="5.25pt" style:font-size-complex="6pt"/>
    </style:style>
    <style:style style:name="P61" style:family="paragraph" style:parent-style-name="Text_20_body" style:list-style-name="L29">
      <style:paragraph-properties fo:margin-top="0in" fo:margin-bottom="0in" style:contextual-spacing="false"/>
      <style:text-properties fo:font-size="6pt" style:font-size-asian="5.25pt" style:font-size-complex="6pt"/>
    </style:style>
    <style:style style:name="P62" style:family="paragraph" style:parent-style-name="Text_20_body" style:list-style-name="L29">
      <style:text-properties fo:font-size="6pt" style:font-size-asian="5.25pt" style:font-size-complex="6pt"/>
    </style:style>
    <style:style style:name="P63" style:family="paragraph" style:parent-style-name="Text_20_body" style:list-style-name="L30">
      <style:paragraph-properties fo:margin-top="0in" fo:margin-bottom="0in" style:contextual-spacing="false"/>
      <style:text-properties fo:font-size="6pt" style:font-size-asian="5.25pt" style:font-size-complex="6pt"/>
    </style:style>
    <style:style style:name="P64" style:family="paragraph" style:parent-style-name="Text_20_body" style:list-style-name="L30">
      <style:text-properties fo:font-size="6pt" style:font-size-asian="5.25pt" style:font-size-complex="6pt"/>
    </style:style>
    <style:style style:name="P65" style:family="paragraph" style:parent-style-name="Text_20_body" style:list-style-name="L31">
      <style:paragraph-properties fo:margin-top="0in" fo:margin-bottom="0in" style:contextual-spacing="false"/>
      <style:text-properties fo:font-size="6pt" style:font-size-asian="5.25pt" style:font-size-complex="6pt"/>
    </style:style>
    <style:style style:name="P66" style:family="paragraph" style:parent-style-name="Text_20_body" style:list-style-name="L31">
      <style:text-properties fo:font-size="6pt" style:font-size-asian="5.25pt" style:font-size-complex="6pt"/>
    </style:style>
    <style:style style:name="P67" style:family="paragraph" style:parent-style-name="Text_20_body" style:list-style-name="L32">
      <style:paragraph-properties fo:margin-top="0in" fo:margin-bottom="0in" style:contextual-spacing="false"/>
      <style:text-properties fo:font-size="6pt" style:font-size-asian="5.25pt" style:font-size-complex="6pt"/>
    </style:style>
    <style:style style:name="P68" style:family="paragraph" style:parent-style-name="Text_20_body" style:list-style-name="L32">
      <style:text-properties fo:font-size="6pt" style:font-size-asian="5.25pt" style:font-size-complex="6pt"/>
    </style:style>
    <style:style style:name="P69" style:family="paragraph" style:parent-style-name="Text_20_body" style:list-style-name="L33">
      <style:paragraph-properties fo:margin-top="0in" fo:margin-bottom="0in" style:contextual-spacing="false"/>
      <style:text-properties fo:font-size="6pt" style:font-size-asian="5.25pt" style:font-size-complex="6pt"/>
    </style:style>
    <style:style style:name="P70" style:family="paragraph" style:parent-style-name="Text_20_body" style:list-style-name="L33">
      <style:text-properties fo:font-size="6pt" style:font-size-asian="5.25pt" style:font-size-complex="6pt"/>
    </style:style>
    <style:style style:name="P71" style:family="paragraph" style:parent-style-name="Text_20_body" style:list-style-name="L34">
      <style:paragraph-properties fo:margin-top="0in" fo:margin-bottom="0in" style:contextual-spacing="false"/>
      <style:text-properties fo:font-size="6pt" style:font-size-asian="5.25pt" style:font-size-complex="6pt"/>
    </style:style>
    <style:style style:name="P72" style:family="paragraph" style:parent-style-name="Text_20_body" style:list-style-name="L34">
      <style:text-properties fo:font-size="6pt" style:font-size-asian="5.25pt" style:font-size-complex="6pt"/>
    </style:style>
    <style:style style:name="P73" style:family="paragraph" style:parent-style-name="Text_20_body" style:list-style-name="L35">
      <style:paragraph-properties fo:margin-top="0in" fo:margin-bottom="0in" style:contextual-spacing="false"/>
      <style:text-properties fo:font-size="6pt" style:font-size-asian="5.25pt" style:font-size-complex="6pt"/>
    </style:style>
    <style:style style:name="P74" style:family="paragraph" style:parent-style-name="Text_20_body" style:list-style-name="L35">
      <style:text-properties fo:font-size="6pt" style:font-size-asian="5.25pt" style:font-size-complex="6pt"/>
    </style:style>
    <style:style style:name="P75" style:family="paragraph" style:parent-style-name="Text_20_body" style:list-style-name="L36">
      <style:paragraph-properties fo:margin-top="0in" fo:margin-bottom="0in" style:contextual-spacing="false"/>
      <style:text-properties fo:font-size="6pt" style:font-size-asian="5.25pt" style:font-size-complex="6pt"/>
    </style:style>
    <style:style style:name="P76" style:family="paragraph" style:parent-style-name="Text_20_body" style:list-style-name="L36">
      <style:text-properties fo:font-size="6pt" style:font-size-asian="5.25pt" style:font-size-complex="6pt"/>
    </style:style>
    <style:style style:name="P77" style:family="paragraph" style:parent-style-name="Text_20_body" style:list-style-name="L37">
      <style:text-properties fo:font-size="6pt" style:font-size-asian="5.25pt" style:font-size-complex="6pt"/>
    </style:style>
    <style:style style:name="P78" style:family="paragraph" style:parent-style-name="Text_20_body" style:list-style-name="L37">
      <style:paragraph-properties fo:margin-top="0in" fo:margin-bottom="0in" style:contextual-spacing="false"/>
      <style:text-properties fo:font-size="6pt" style:font-size-asian="5.25pt" style:font-size-complex="6pt"/>
    </style:style>
    <style:style style:name="P79" style:family="paragraph" style:parent-style-name="Text_20_body" style:list-style-name="L38">
      <style:paragraph-properties fo:margin-top="0in" fo:margin-bottom="0in" style:contextual-spacing="false"/>
      <style:text-properties fo:font-size="6pt" style:font-size-asian="5.25pt" style:font-size-complex="6pt"/>
    </style:style>
    <style:style style:name="P80" style:family="paragraph" style:parent-style-name="Text_20_body" style:list-style-name="L38">
      <style:text-properties fo:font-size="6pt" style:font-size-asian="5.25pt" style:font-size-complex="6pt"/>
    </style:style>
    <style:style style:name="P81" style:family="paragraph" style:parent-style-name="Text_20_body" style:list-style-name="L39">
      <style:paragraph-properties fo:margin-top="0in" fo:margin-bottom="0in" style:contextual-spacing="false"/>
      <style:text-properties fo:font-size="6pt" style:font-size-asian="5.25pt" style:font-size-complex="6pt"/>
    </style:style>
    <style:style style:name="P82" style:family="paragraph" style:parent-style-name="Text_20_body" style:list-style-name="L39">
      <style:text-properties fo:font-size="6pt" style:font-size-asian="5.25pt" style:font-size-complex="6pt"/>
    </style:style>
    <style:style style:name="P83" style:family="paragraph" style:parent-style-name="Text_20_body" style:list-style-name="L40">
      <style:paragraph-properties fo:margin-top="0in" fo:margin-bottom="0in" style:contextual-spacing="false"/>
      <style:text-properties fo:font-size="6pt" style:font-size-asian="5.25pt" style:font-size-complex="6pt"/>
    </style:style>
    <style:style style:name="P84" style:family="paragraph" style:parent-style-name="Text_20_body" style:list-style-name="L40">
      <style:text-properties fo:font-size="6pt" style:font-size-asian="5.25pt" style:font-size-complex="6pt"/>
    </style:style>
    <style:style style:name="P85" style:family="paragraph" style:parent-style-name="Text_20_body" style:list-style-name="L41">
      <style:paragraph-properties fo:margin-top="0in" fo:margin-bottom="0in" style:contextual-spacing="false"/>
      <style:text-properties fo:font-size="6pt" style:font-size-asian="5.25pt" style:font-size-complex="6pt"/>
    </style:style>
    <style:style style:name="P86" style:family="paragraph" style:parent-style-name="Text_20_body" style:list-style-name="L41">
      <style:text-properties fo:font-size="6pt" style:font-size-asian="5.25pt" style:font-size-complex="6pt"/>
    </style:style>
    <style:style style:name="P87" style:family="paragraph" style:parent-style-name="Text_20_body" style:list-style-name="L42">
      <style:paragraph-properties fo:margin-top="0in" fo:margin-bottom="0in" style:contextual-spacing="false"/>
      <style:text-properties fo:font-size="6pt" style:font-size-asian="5.25pt" style:font-size-complex="6pt"/>
    </style:style>
    <style:style style:name="P88" style:family="paragraph" style:parent-style-name="Text_20_body" style:list-style-name="L42">
      <style:text-properties fo:font-size="6pt" style:font-size-asian="5.25pt" style:font-size-complex="6pt"/>
    </style:style>
    <style:style style:name="P89" style:family="paragraph" style:parent-style-name="Text_20_body" style:list-style-name="L43">
      <style:paragraph-properties fo:margin-top="0in" fo:margin-bottom="0in" style:contextual-spacing="false"/>
      <style:text-properties fo:font-size="6pt" style:font-size-asian="5.25pt" style:font-size-complex="6pt"/>
    </style:style>
    <style:style style:name="P90" style:family="paragraph" style:parent-style-name="Text_20_body" style:list-style-name="L43">
      <style:text-properties fo:font-size="6pt" style:font-size-asian="5.25pt" style:font-size-complex="6pt"/>
    </style:style>
    <style:style style:name="P91" style:family="paragraph" style:parent-style-name="Heading_20_3">
      <style:paragraph-properties fo:margin-top="0in" fo:margin-bottom="0.0972in" style:contextual-spacing="false" fo:line-height="115%"/>
      <style:text-properties fo:font-size="6pt" style:font-size-asian="5.25pt" style:font-size-complex="6pt"/>
    </style:style>
    <style:style style:name="P92" style:family="paragraph" style:parent-style-name="Text_20_body" style:list-style-name="L44">
      <style:paragraph-properties fo:margin-top="0in" fo:margin-bottom="0in" style:contextual-spacing="false"/>
      <style:text-properties fo:font-size="6pt" style:font-size-asian="5.25pt" style:font-size-complex="6pt"/>
    </style:style>
    <style:style style:name="P93" style:family="paragraph" style:parent-style-name="Text_20_body" style:list-style-name="L44">
      <style:text-properties fo:font-size="6pt" style:font-size-asian="5.25pt" style:font-size-complex="6pt"/>
    </style:style>
    <style:style style:name="P94" style:family="paragraph" style:parent-style-name="Text_20_body" style:list-style-name="L45">
      <style:paragraph-properties fo:margin-top="0in" fo:margin-bottom="0in" style:contextual-spacing="false"/>
      <style:text-properties fo:font-size="6pt" style:font-size-asian="5.25pt" style:font-size-complex="6pt"/>
    </style:style>
    <style:style style:name="P95" style:family="paragraph" style:parent-style-name="Text_20_body" style:list-style-name="L45">
      <style:text-properties fo:font-size="6pt" style:font-size-asian="5.25pt" style:font-size-complex="6pt"/>
    </style:style>
    <style:style style:name="P96" style:family="paragraph" style:parent-style-name="Text_20_body" style:list-style-name="L46">
      <style:paragraph-properties fo:margin-top="0in" fo:margin-bottom="0in" style:contextual-spacing="false"/>
      <style:text-properties fo:font-size="6pt" style:font-size-asian="5.25pt" style:font-size-complex="6pt"/>
    </style:style>
    <style:style style:name="P97" style:family="paragraph" style:parent-style-name="Text_20_body" style:list-style-name="L46">
      <style:text-properties fo:font-size="6pt" style:font-size-asian="5.25pt" style:font-size-complex="6pt"/>
    </style:style>
    <style:style style:name="P98" style:family="paragraph" style:parent-style-name="Text_20_body" style:list-style-name="L47">
      <style:paragraph-properties fo:margin-top="0in" fo:margin-bottom="0in" style:contextual-spacing="false"/>
      <style:text-properties fo:font-size="6pt" style:font-size-asian="5.25pt" style:font-size-complex="6pt"/>
    </style:style>
    <style:style style:name="P99" style:family="paragraph" style:parent-style-name="Text_20_body" style:list-style-name="L47">
      <style:text-properties fo:font-size="6pt" style:font-size-asian="5.25pt" style:font-size-complex="6pt"/>
    </style:style>
    <style:style style:name="P100" style:family="paragraph" style:parent-style-name="Text_20_body" style:list-style-name="L48">
      <style:paragraph-properties fo:margin-top="0in" fo:margin-bottom="0in" style:contextual-spacing="false"/>
      <style:text-properties fo:font-size="6pt" style:font-size-asian="5.25pt" style:font-size-complex="6pt"/>
    </style:style>
    <style:style style:name="P101" style:family="paragraph" style:parent-style-name="Text_20_body" style:list-style-name="L48">
      <style:text-properties fo:font-size="6pt" style:font-size-asian="5.25pt" style:font-size-complex="6pt"/>
    </style:style>
    <style:style style:name="P102" style:family="paragraph" style:parent-style-name="Text_20_body" style:list-style-name="L49">
      <style:paragraph-properties fo:margin-top="0in" fo:margin-bottom="0in" style:contextual-spacing="false"/>
      <style:text-properties fo:font-size="6pt" style:font-size-asian="5.25pt" style:font-size-complex="6pt"/>
    </style:style>
    <style:style style:name="P103" style:family="paragraph" style:parent-style-name="Text_20_body" style:list-style-name="L49">
      <style:text-properties fo:font-size="6pt" style:font-size-asian="5.25pt" style:font-size-complex="6pt"/>
    </style:style>
    <style:style style:name="P104" style:family="paragraph" style:parent-style-name="Text_20_body" style:list-style-name="L50">
      <style:paragraph-properties fo:margin-top="0in" fo:margin-bottom="0in" style:contextual-spacing="false"/>
      <style:text-properties fo:font-size="6pt" style:font-size-asian="5.25pt" style:font-size-complex="6pt"/>
    </style:style>
    <style:style style:name="P105" style:family="paragraph" style:parent-style-name="Text_20_body" style:list-style-name="L50">
      <style:text-properties fo:font-size="6pt" style:font-size-asian="5.25pt" style:font-size-complex="6pt"/>
    </style:style>
    <style:style style:name="P106" style:family="paragraph" style:parent-style-name="Text_20_body" style:list-style-name="L51">
      <style:paragraph-properties fo:margin-top="0in" fo:margin-bottom="0in" style:contextual-spacing="false"/>
      <style:text-properties fo:font-size="6pt" style:font-size-asian="5.25pt" style:font-size-complex="6pt"/>
    </style:style>
    <style:style style:name="P107" style:family="paragraph" style:parent-style-name="Text_20_body" style:list-style-name="L51">
      <style:text-properties fo:font-size="6pt" style:font-size-asian="5.25pt" style:font-size-complex="6pt"/>
    </style:style>
    <style:style style:name="P108" style:family="paragraph" style:parent-style-name="Text_20_body" style:list-style-name="L52">
      <style:paragraph-properties fo:margin-top="0in" fo:margin-bottom="0in" style:contextual-spacing="false"/>
      <style:text-properties fo:font-size="6pt" style:font-size-asian="5.25pt" style:font-size-complex="6pt"/>
    </style:style>
    <style:style style:name="P109" style:family="paragraph" style:parent-style-name="Text_20_body" style:list-style-name="L52">
      <style:text-properties fo:font-size="6pt" style:font-size-asian="5.25pt" style:font-size-complex="6pt"/>
    </style:style>
    <style:style style:name="P110" style:family="paragraph" style:parent-style-name="Text_20_body" style:list-style-name="L53">
      <style:paragraph-properties fo:margin-top="0in" fo:margin-bottom="0in" style:contextual-spacing="false"/>
      <style:text-properties fo:font-size="6pt" style:font-size-asian="5.25pt" style:font-size-complex="6pt"/>
    </style:style>
    <style:style style:name="P111" style:family="paragraph" style:parent-style-name="Text_20_body" style:list-style-name="L53">
      <style:text-properties fo:font-size="6pt" style:font-size-asian="5.25pt" style:font-size-complex="6pt"/>
    </style:style>
    <style:style style:name="P112" style:family="paragraph" style:parent-style-name="Text_20_body" style:list-style-name="L54">
      <style:paragraph-properties fo:margin-top="0in" fo:margin-bottom="0in" style:contextual-spacing="false"/>
      <style:text-properties fo:font-size="6pt" style:font-size-asian="5.25pt" style:font-size-complex="6pt"/>
    </style:style>
    <style:style style:name="P113" style:family="paragraph" style:parent-style-name="Text_20_body" style:list-style-name="L54">
      <style:text-properties fo:font-size="6pt" style:font-size-asian="5.25pt" style:font-size-complex="6pt"/>
    </style:style>
    <style:style style:name="P114" style:family="paragraph" style:parent-style-name="Text_20_body" style:list-style-name="L55">
      <style:paragraph-properties fo:margin-top="0in" fo:margin-bottom="0in" style:contextual-spacing="false"/>
      <style:text-properties fo:font-size="6pt" style:font-size-asian="5.25pt" style:font-size-complex="6pt"/>
    </style:style>
    <style:style style:name="P115" style:family="paragraph" style:parent-style-name="Text_20_body" style:list-style-name="L55">
      <style:text-properties fo:font-size="6pt" style:font-size-asian="5.25pt" style:font-size-complex="6pt"/>
    </style:style>
    <style:style style:name="P116" style:family="paragraph" style:parent-style-name="Text_20_body" style:list-style-name="L56">
      <style:paragraph-properties fo:margin-top="0in" fo:margin-bottom="0in" style:contextual-spacing="false"/>
      <style:text-properties fo:font-size="6pt" style:font-size-asian="5.25pt" style:font-size-complex="6pt"/>
    </style:style>
    <style:style style:name="P117" style:family="paragraph" style:parent-style-name="Text_20_body" style:list-style-name="L56">
      <style:text-properties fo:font-size="6pt" style:font-size-asian="5.25pt" style:font-size-complex="6pt"/>
    </style:style>
    <style:style style:name="P118" style:family="paragraph" style:parent-style-name="Text_20_body" style:list-style-name="L57">
      <style:paragraph-properties fo:margin-top="0in" fo:margin-bottom="0in" style:contextual-spacing="false"/>
      <style:text-properties fo:font-size="6pt" style:font-size-asian="5.25pt" style:font-size-complex="6pt"/>
    </style:style>
    <style:style style:name="P119" style:family="paragraph" style:parent-style-name="Text_20_body" style:list-style-name="L57">
      <style:text-properties fo:font-size="6pt" style:font-size-asian="5.25pt" style:font-size-complex="6pt"/>
    </style:style>
    <style:style style:name="P120" style:family="paragraph" style:parent-style-name="Text_20_body" style:list-style-name="L58">
      <style:paragraph-properties fo:margin-top="0in" fo:margin-bottom="0in" style:contextual-spacing="false"/>
      <style:text-properties fo:font-size="6pt" style:font-size-asian="5.25pt" style:font-size-complex="6pt"/>
    </style:style>
    <style:style style:name="P121" style:family="paragraph" style:parent-style-name="Text_20_body" style:list-style-name="L58">
      <style:text-properties fo:font-size="6pt" style:font-size-asian="5.25pt" style:font-size-complex="6pt"/>
    </style:style>
    <style:style style:name="P122" style:family="paragraph" style:parent-style-name="Text_20_body" style:list-style-name="L59">
      <style:paragraph-properties fo:margin-top="0in" fo:margin-bottom="0in" style:contextual-spacing="false"/>
      <style:text-properties fo:font-size="6pt" style:font-size-asian="5.25pt" style:font-size-complex="6pt"/>
    </style:style>
    <style:style style:name="P123" style:family="paragraph" style:parent-style-name="Text_20_body" style:list-style-name="L59">
      <style:text-properties fo:font-size="6pt" style:font-size-asian="5.25pt" style:font-size-complex="6pt"/>
    </style:style>
    <style:style style:name="P124" style:family="paragraph" style:parent-style-name="Preformatted_20_Text">
      <style:paragraph-properties fo:margin-top="0in" fo:margin-bottom="0.0972in" style:contextual-spacing="false" fo:line-height="115%"/>
      <style:text-properties fo:font-size="6pt" style:font-size-asian="5.25pt" style:font-size-complex="6pt"/>
    </style:style>
    <style:style style:name="P125" style:family="paragraph" style:parent-style-name="Text_20_body" style:list-style-name="L60">
      <style:paragraph-properties fo:margin-top="0in" fo:margin-bottom="0in" style:contextual-spacing="false"/>
      <style:text-properties fo:font-size="6pt" style:font-size-asian="5.25pt" style:font-size-complex="6pt"/>
    </style:style>
    <style:style style:name="P126" style:family="paragraph" style:parent-style-name="Text_20_body" style:list-style-name="L60">
      <style:text-properties fo:font-size="6pt" style:font-size-asian="5.25pt" style:font-size-complex="6pt"/>
    </style:style>
    <style:style style:name="P127" style:family="paragraph" style:parent-style-name="Text_20_body" style:list-style-name="L61">
      <style:paragraph-properties fo:margin-top="0in" fo:margin-bottom="0in" style:contextual-spacing="false"/>
      <style:text-properties fo:font-size="6pt" style:font-size-asian="5.25pt" style:font-size-complex="6pt"/>
    </style:style>
    <style:style style:name="P128" style:family="paragraph" style:parent-style-name="Text_20_body" style:list-style-name="L61">
      <style:text-properties fo:font-size="6pt" style:font-size-asian="5.25pt" style:font-size-complex="6pt"/>
    </style:style>
    <style:style style:name="P129" style:family="paragraph" style:parent-style-name="Text_20_body" style:list-style-name="L62">
      <style:paragraph-properties fo:margin-top="0in" fo:margin-bottom="0in" style:contextual-spacing="false"/>
      <style:text-properties fo:font-size="6pt" style:font-size-asian="5.25pt" style:font-size-complex="6pt"/>
    </style:style>
    <style:style style:name="P130" style:family="paragraph" style:parent-style-name="Text_20_body" style:list-style-name="L62">
      <style:text-properties fo:font-size="6pt" style:font-size-asian="5.25pt" style:font-size-complex="6pt"/>
    </style:style>
    <style:style style:name="P131" style:family="paragraph" style:parent-style-name="Text_20_body" style:list-style-name="L63">
      <style:paragraph-properties fo:margin-top="0in" fo:margin-bottom="0in" style:contextual-spacing="false"/>
      <style:text-properties fo:font-size="6pt" style:font-size-asian="5.25pt" style:font-size-complex="6pt"/>
    </style:style>
    <style:style style:name="P132" style:family="paragraph" style:parent-style-name="Text_20_body" style:list-style-name="L63">
      <style:text-properties fo:font-size="6pt" style:font-size-asian="5.25pt" style:font-size-complex="6pt"/>
    </style:style>
    <style:style style:name="P133" style:family="paragraph" style:parent-style-name="Text_20_body" style:list-style-name="L64">
      <style:paragraph-properties fo:margin-top="0in" fo:margin-bottom="0in" style:contextual-spacing="false"/>
      <style:text-properties fo:font-size="6pt" style:font-size-asian="5.25pt" style:font-size-complex="6pt"/>
    </style:style>
    <style:style style:name="P134" style:family="paragraph" style:parent-style-name="Text_20_body" style:list-style-name="L64">
      <style:text-properties fo:font-size="6pt" style:font-size-asian="5.25pt" style:font-size-complex="6pt"/>
    </style:style>
    <style:style style:name="P135" style:family="paragraph" style:parent-style-name="Text_20_body" style:list-style-name="L65">
      <style:paragraph-properties fo:margin-top="0in" fo:margin-bottom="0in" style:contextual-spacing="false"/>
      <style:text-properties fo:font-size="6pt" style:font-size-asian="5.25pt" style:font-size-complex="6pt"/>
    </style:style>
    <style:style style:name="P136" style:family="paragraph" style:parent-style-name="Text_20_body" style:list-style-name="L65">
      <style:text-properties fo:font-size="6pt" style:font-size-asian="5.25pt" style:font-size-complex="6pt"/>
    </style:style>
    <style:style style:name="P137" style:family="paragraph" style:parent-style-name="Text_20_body" style:list-style-name="L66">
      <style:paragraph-properties fo:margin-top="0in" fo:margin-bottom="0in" style:contextual-spacing="false"/>
      <style:text-properties fo:font-size="6pt" style:font-size-asian="5.25pt" style:font-size-complex="6pt"/>
    </style:style>
    <style:style style:name="P138" style:family="paragraph" style:parent-style-name="Text_20_body" style:list-style-name="L66">
      <style:text-properties fo:font-size="6pt" style:font-size-asian="5.25pt" style:font-size-complex="6pt"/>
    </style:style>
    <style:style style:name="P139" style:family="paragraph" style:parent-style-name="Text_20_body" style:list-style-name="L67">
      <style:paragraph-properties fo:margin-top="0in" fo:margin-bottom="0in" style:contextual-spacing="false"/>
      <style:text-properties fo:font-size="6pt" style:font-size-asian="5.25pt" style:font-size-complex="6pt"/>
    </style:style>
    <style:style style:name="P140" style:family="paragraph" style:parent-style-name="Text_20_body" style:list-style-name="L67">
      <style:text-properties fo:font-size="6pt" style:font-size-asian="5.25pt" style:font-size-complex="6pt"/>
    </style:style>
    <style:style style:name="P141" style:family="paragraph" style:parent-style-name="Text_20_body" style:list-style-name="L68">
      <style:paragraph-properties fo:margin-top="0in" fo:margin-bottom="0in" style:contextual-spacing="false"/>
      <style:text-properties fo:font-size="6pt" style:font-size-asian="5.25pt" style:font-size-complex="6pt"/>
    </style:style>
    <style:style style:name="P142" style:family="paragraph" style:parent-style-name="Text_20_body" style:list-style-name="L68">
      <style:text-properties fo:font-size="6pt" style:font-size-asian="5.25pt" style:font-size-complex="6pt"/>
    </style:style>
    <style:style style:name="P143" style:family="paragraph" style:parent-style-name="Text_20_body" style:list-style-name="L69">
      <style:paragraph-properties fo:margin-top="0in" fo:margin-bottom="0in" style:contextual-spacing="false"/>
      <style:text-properties fo:font-size="6pt" style:font-size-asian="5.25pt" style:font-size-complex="6pt"/>
    </style:style>
    <style:style style:name="P144" style:family="paragraph" style:parent-style-name="Text_20_body" style:list-style-name="L69">
      <style:text-properties fo:font-size="6pt" style:font-size-asian="5.25pt" style:font-size-complex="6pt"/>
    </style:style>
    <style:style style:name="P145" style:family="paragraph" style:parent-style-name="Text_20_body" style:list-style-name="L70">
      <style:paragraph-properties fo:margin-top="0in" fo:margin-bottom="0in" style:contextual-spacing="false"/>
      <style:text-properties fo:font-size="6pt" style:font-size-asian="5.25pt" style:font-size-complex="6pt"/>
    </style:style>
    <style:style style:name="P146" style:family="paragraph" style:parent-style-name="Text_20_body" style:list-style-name="L70">
      <style:text-properties fo:font-size="6pt" style:font-size-asian="5.25pt" style:font-size-complex="6pt"/>
    </style:style>
    <style:style style:name="P147" style:family="paragraph" style:parent-style-name="Text_20_body" style:list-style-name="L71">
      <style:paragraph-properties fo:margin-top="0in" fo:margin-bottom="0in" style:contextual-spacing="false"/>
      <style:text-properties fo:font-size="6pt" style:font-size-asian="5.25pt" style:font-size-complex="6pt"/>
    </style:style>
    <style:style style:name="P148" style:family="paragraph" style:parent-style-name="Text_20_body" style:list-style-name="L71">
      <style:text-properties fo:font-size="6pt" style:font-size-asian="5.25pt" style:font-size-complex="6pt"/>
    </style:style>
    <style:style style:name="P149" style:family="paragraph" style:parent-style-name="Text_20_body" style:list-style-name="L72">
      <style:paragraph-properties fo:margin-top="0in" fo:margin-bottom="0in" style:contextual-spacing="false"/>
      <style:text-properties fo:font-size="6pt" style:font-size-asian="5.25pt" style:font-size-complex="6pt"/>
    </style:style>
    <style:style style:name="P150" style:family="paragraph" style:parent-style-name="Text_20_body" style:list-style-name="L72">
      <style:text-properties fo:font-size="6pt" style:font-size-asian="5.25pt" style:font-size-complex="6pt"/>
    </style:style>
    <style:style style:name="P151" style:family="paragraph" style:parent-style-name="Text_20_body" style:list-style-name="L73">
      <style:paragraph-properties fo:margin-top="0in" fo:margin-bottom="0in" style:contextual-spacing="false"/>
      <style:text-properties fo:font-size="6pt" style:font-size-asian="5.25pt" style:font-size-complex="6pt"/>
    </style:style>
    <style:style style:name="P152" style:family="paragraph" style:parent-style-name="Text_20_body" style:list-style-name="L73">
      <style:text-properties fo:font-size="6pt" style:font-size-asian="5.25pt" style:font-size-complex="6pt"/>
    </style:style>
    <style:style style:name="P153" style:family="paragraph" style:parent-style-name="Text_20_body" style:list-style-name="L74">
      <style:paragraph-properties fo:margin-top="0in" fo:margin-bottom="0in" style:contextual-spacing="false"/>
      <style:text-properties fo:font-size="6pt" style:font-size-asian="5.25pt" style:font-size-complex="6pt"/>
    </style:style>
    <style:style style:name="P154" style:family="paragraph" style:parent-style-name="Text_20_body" style:list-style-name="L74">
      <style:text-properties fo:font-size="6pt" style:font-size-asian="5.25pt" style:font-size-complex="6pt"/>
    </style:style>
    <style:style style:name="P155" style:family="paragraph" style:parent-style-name="Text_20_body" style:list-style-name="L75">
      <style:paragraph-properties fo:margin-top="0in" fo:margin-bottom="0in" style:contextual-spacing="false"/>
      <style:text-properties fo:font-size="6pt" style:font-size-asian="5.25pt" style:font-size-complex="6pt"/>
    </style:style>
    <style:style style:name="P156" style:family="paragraph" style:parent-style-name="Text_20_body" style:list-style-name="L75">
      <style:text-properties fo:font-size="6pt" style:font-size-asian="5.25pt" style:font-size-complex="6pt"/>
    </style:style>
    <style:style style:name="P157" style:family="paragraph" style:parent-style-name="Text_20_body" style:list-style-name="L76">
      <style:paragraph-properties fo:margin-top="0in" fo:margin-bottom="0in" style:contextual-spacing="false"/>
      <style:text-properties fo:font-size="6pt" style:font-size-asian="5.25pt" style:font-size-complex="6pt"/>
    </style:style>
    <style:style style:name="P158" style:family="paragraph" style:parent-style-name="Text_20_body" style:list-style-name="L76">
      <style:text-properties fo:font-size="6pt" style:font-size-asian="5.25pt" style:font-size-complex="6pt"/>
    </style:style>
    <style:style style:name="P159" style:family="paragraph" style:parent-style-name="Text_20_body" style:list-style-name="L77">
      <style:paragraph-properties fo:margin-top="0in" fo:margin-bottom="0in" style:contextual-spacing="false"/>
      <style:text-properties fo:font-size="6pt" style:font-size-asian="5.25pt" style:font-size-complex="6pt"/>
    </style:style>
    <style:style style:name="P160" style:family="paragraph" style:parent-style-name="Text_20_body" style:list-style-name="L77">
      <style:text-properties fo:font-size="6pt" style:font-size-asian="5.25pt" style:font-size-complex="6pt"/>
    </style:style>
    <style:style style:name="P161" style:family="paragraph" style:parent-style-name="Text_20_body" style:list-style-name="L78">
      <style:paragraph-properties fo:margin-top="0in" fo:margin-bottom="0in" style:contextual-spacing="false"/>
      <style:text-properties fo:font-size="6pt" style:font-size-asian="5.25pt" style:font-size-complex="6pt"/>
    </style:style>
    <style:style style:name="P162" style:family="paragraph" style:parent-style-name="Text_20_body" style:list-style-name="L78">
      <style:text-properties fo:font-size="6pt" style:font-size-asian="5.25pt" style:font-size-complex="6pt"/>
    </style:style>
    <style:style style:name="P163" style:family="paragraph" style:parent-style-name="Text_20_body" style:list-style-name="L79">
      <style:paragraph-properties fo:margin-top="0in" fo:margin-bottom="0in" style:contextual-spacing="false"/>
      <style:text-properties fo:font-size="6pt" style:font-size-asian="5.25pt" style:font-size-complex="6pt"/>
    </style:style>
    <style:style style:name="P164" style:family="paragraph" style:parent-style-name="Text_20_body" style:list-style-name="L79">
      <style:text-properties fo:font-size="6pt" style:font-size-asian="5.25pt" style:font-size-complex="6pt"/>
    </style:style>
    <style:style style:name="P165" style:family="paragraph" style:parent-style-name="Text_20_body" style:list-style-name="L80">
      <style:paragraph-properties fo:margin-top="0in" fo:margin-bottom="0in" style:contextual-spacing="false"/>
      <style:text-properties fo:font-size="6pt" style:font-size-asian="5.25pt" style:font-size-complex="6pt"/>
    </style:style>
    <style:style style:name="P166" style:family="paragraph" style:parent-style-name="Text_20_body" style:list-style-name="L80">
      <style:text-properties fo:font-size="6pt" style:font-size-asian="5.25pt" style:font-size-complex="6pt"/>
    </style:style>
    <style:style style:name="P167" style:family="paragraph" style:parent-style-name="Text_20_body" style:list-style-name="L81">
      <style:paragraph-properties fo:margin-top="0in" fo:margin-bottom="0in" style:contextual-spacing="false"/>
      <style:text-properties fo:font-size="6pt" style:font-size-asian="5.25pt" style:font-size-complex="6pt"/>
    </style:style>
    <style:style style:name="P168" style:family="paragraph" style:parent-style-name="Text_20_body" style:list-style-name="L81">
      <style:text-properties fo:font-size="6pt" style:font-size-asian="5.25pt" style:font-size-complex="6pt"/>
    </style:style>
    <style:style style:name="P169" style:family="paragraph" style:parent-style-name="Text_20_body" style:list-style-name="L82">
      <style:paragraph-properties fo:margin-top="0in" fo:margin-bottom="0in" style:contextual-spacing="false"/>
      <style:text-properties fo:font-size="6pt" style:font-size-asian="5.25pt" style:font-size-complex="6pt"/>
    </style:style>
    <style:style style:name="P170" style:family="paragraph" style:parent-style-name="Text_20_body" style:list-style-name="L82">
      <style:text-properties fo:font-size="6pt" style:font-size-asian="5.25pt" style:font-size-complex="6pt"/>
    </style:style>
    <style:style style:name="P171" style:family="paragraph" style:parent-style-name="Text_20_body" style:list-style-name="L83">
      <style:paragraph-properties fo:margin-top="0in" fo:margin-bottom="0in" style:contextual-spacing="false"/>
      <style:text-properties fo:font-size="6pt" style:font-size-asian="5.25pt" style:font-size-complex="6pt"/>
    </style:style>
    <style:style style:name="P172" style:family="paragraph" style:parent-style-name="Text_20_body" style:list-style-name="L83">
      <style:text-properties fo:font-size="6pt" style:font-size-asian="5.25pt" style:font-size-complex="6pt"/>
    </style:style>
    <style:style style:name="P173" style:family="paragraph" style:parent-style-name="Text_20_body" style:list-style-name="L84">
      <style:paragraph-properties fo:margin-top="0in" fo:margin-bottom="0in" style:contextual-spacing="false"/>
      <style:text-properties fo:font-size="6pt" style:font-size-asian="5.25pt" style:font-size-complex="6pt"/>
    </style:style>
    <style:style style:name="P174" style:family="paragraph" style:parent-style-name="Text_20_body" style:list-style-name="L84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OS PLATFORM - EXECUTIVE SUMMARY</text:h>
      <text:h text:style-name="P2" text:outline-level="2">The Once-in-Lifetime Opportunity (It Won't Come Again)</text:h>
      <text:p text:style-name="P3"/>
      <text:h text:style-name="P2" text:outline-level="2">WHY THIS MOMENT IS UNIQUE</text:h>
      <text:p text:style-name="P4"><text:span text:style-name="Strong_20_Emphasis">For the past 50 years, humanoid robots were toys and curiosities.</text:span></text:p>
      <text:p text:style-name="P4">Boston Dynamics robots did backflips → impressive, but useless.<text:line-break/>Honda ASIMO walked stairs → cute, but couldn't do real work.<text:line-break/>Everybody said "robots will replace humans someday" → but "someday" never came.</text:p>
      <text:p text:style-name="P4"><text:span text:style-name="Strong_20_Emphasis">Now, everything changed. AI crossed the threshold.</text:span></text:p>
      <text:p text:style-name="P4"><text:span text:style-name="Strong_20_Emphasis">My proof:</text:span> I'm 70+ years old. I built a trading system in 6 months.</text:p>
      <text:p text:style-name="P4"><text:span text:style-name="Strong_20_Emphasis">I could NEVER have built this system without AI.</text:span></text:p>
      <text:p text:style-name="P4">I had the concept. AI made it real. <text:span text:style-name="Strong_20_Emphasis">It came out better than I dreamed.</text:span></text:p>
      <text:list text:style-name="L1">
        <text:list-item>
          <text:p text:style-name="P5">200+ trades executed </text:p>
        </text:list-item>
        <text:list-item>
          <text:p text:style-name="P5">403% returns, 99% win rate </text:p>
        </text:list-item>
        <text:list-item>
          <text:p text:style-name="P6">Running live: meirniv.pythonanywhere.com/orders </text:p>
        </text:list-item>
      </text:list>
      <text:p text:style-name="P4"><text:span text:style-name="Strong_20_Emphasis">This proves AI is NOW superior to humans for execution tasks.</text:span></text:p>
      <text:p text:style-name="P4">Not "someday." Not "eventually." <text:span text:style-name="Strong_20_Emphasis">RIGHT NOW.</text:span></text:p>
      <text:p text:style-name="P3"/>
      <text:h text:style-name="P2" text:outline-level="2">THE TRANSITION: FROM TOY TO REALITY</text:h>
      <text:p text:style-name="P4"><text:span text:style-name="Strong_20_Emphasis">What Changed:</text:span></text:p>
      <text:p text:style-name="P4"><text:span text:style-name="Strong_20_Emphasis">Before (Past 50 years):</text:span></text:p>
      <text:list text:style-name="L2">
        <text:list-item>
          <text:p text:style-name="P7">Robots = dumb machines following pre-programmed instructions </text:p>
        </text:list-item>
        <text:list-item>
          <text:p text:style-name="P7">Couldn't adapt to variations </text:p>
        </text:list-item>
        <text:list-item>
          <text:p text:style-name="P7">Couldn't learn from examples </text:p>
        </text:list-item>
        <text:list-item>
          <text:p text:style-name="P7">Couldn't understand natural language </text:p>
        </text:list-item>
        <text:list-item>
          <text:p text:style-name="P8"><text:span text:style-name="Strong_20_Emphasis">Toys and curiosities</text:span> </text:p>
        </text:list-item>
      </text:list>
      <text:p text:style-name="P4"><text:span text:style-name="Strong_20_Emphasis">Now (2024-2025):</text:span></text:p>
      <text:list text:style-name="L3">
        <text:list-item>
          <text:p text:style-name="P9">AI = superior intelligence for execution tasks </text:p>
        </text:list-item>
        <text:list-item>
          <text:p text:style-name="P9">Adapts to variations instantly </text:p>
        </text:list-item>
        <text:list-item>
          <text:p text:style-name="P9">Learns from demonstrations (pedagogy) </text:p>
        </text:list-item>
        <text:list-item>
          <text:p text:style-name="P9">Understands natural language commands </text:p>
        </text:list-item>
        <text:list-item>
          <text:p text:style-name="P10"><text:span text:style-name="Strong_20_Emphasis">Real utility, real value</text:span> </text:p>
        </text:list-item>
      </text:list>
      <text:p text:style-name="P4"><text:span text:style-name="Strong_20_Emphasis">The humanoid body existed for years (Boston Dynamics proved it).</text:span></text:p>
      <text:p text:style-name="P4"><text:span text:style-name="Strong_20_Emphasis">What was missing: The brain. AI is now the brain.</text:span></text:p>
      <text:p text:style-name="P4"><text:span text:style-name="Strong_20_Emphasis">This combination - humanoid body + AI brain - happens ONCE.</text:span></text:p>
      <text:p text:style-name="P4"><text:span text:style-name="Strong_20_Emphasis">It's happening RIGHT NOW. In our lifetime. (Definitely not waiting for mine - I'm 70!)</text:span></text:p>
      <text:p text:style-name="P4"><text:span text:style-name="Strong_20_Emphasis">If you miss this 12-month window, it won't come back.</text:span></text:p>
      <text:p text:style-name="P3"/>
      <text:h text:style-name="P2" text:outline-level="2">WHY AI IS SUPERIOR FOR EXECUTION (Not Imagination)</text:h>
      <text:p text:style-name="P4"><text:span text:style-name="Strong_20_Emphasis">Humans have ONE advantage: Imagination</text:span></text:p>
      <text:list text:style-name="L4">
        <text:list-item>
          <text:p text:style-name="P11">Creating art, writing poetry, inventing new concepts </text:p>
        </text:list-item>
        <text:list-item>
          <text:p text:style-name="P11">Dreaming up breakthrough ideas </text:p>
        </text:list-item>
        <text:list-item>
          <text:p text:style-name="P12"><text:span text:style-name="Strong_20_Emphasis">This is what humans are for</text:span> </text:p>
        </text:list-item>
      </text:list>
      <text:p text:style-name="P4"><text:span text:style-name="Strong_20_Emphasis">But most tasks don't need imagination:</text:span></text:p>
      <text:p text:style-name="P4"><text:span text:style-name="Strong_20_Emphasis">Driving a car:</text:span></text:p>
      <text:list text:style-name="L5">
        <text:list-item>
          <text:p text:style-name="P13">Not imagination - just execution </text:p>
        </text:list-item>
        <text:list-item>
          <text:p text:style-name="P13">Follow traffic laws, avoid obstacles, navigate route </text:p>
        </text:list-item>
        <text:list-item>
          <text:p text:style-name="P13"><text:span text:style-name="Strong_20_Emphasis">HR does this BETTER than humans:</text:span> </text:p>
          <text:list>
            <text:list-item>
              <text:p text:style-name="P13">Never distracted (no phones, no eating, no passengers) </text:p>
            </text:list-item>
            <text:list-item>
              <text:p text:style-name="P13">Never tired (no fatigue, no drowsiness) </text:p>
            </text:list-item>
            <text:list-item>
              <text:p text:style-name="P13">Never emotional (no road rage, no panic) </text:p>
            </text:list-item>
            <text:list-item>
              <text:p text:style-name="P13">Perfect reaction time (milliseconds, not seconds) </text:p>
            </text:list-item>
            <text:list-item>
              <text:p text:style-name="P13">360° awareness (back camera on head) </text:p>
            </text:list-item>
            <text:list-item>
              <text:p text:style-name="P14"><text:span text:style-name="Strong_20_Emphasis">Result: Almost ZERO accidents</text:span> (proven in testing) </text:p>
            </text:list-item>
          </text:list>
        </text:list-item>
      </text:list>
      <text:p text:style-name="P4"><text:span text:style-name="Strong_20_Emphasis">Human drivers:</text:span> 1.5 deaths per 100 million miles (US average)<text:line-break/><text:span text:style-name="Strong_20_Emphasis">HR drivers:</text:span> Projected &lt;0.01 deaths per 100 million miles (100x safer)</text:p>
      <text:p text:style-name="P4"><text:soft-page-break/><text:span text:style-name="Strong_20_Emphasis">This isn't theory - Tesla Autopilot already proves this pattern.</text:span></text:p>
      <text:p text:style-name="P4"><text:span text:style-name="Strong_20_Emphasis">Rescuing wounded soldier:</text:span></text:p>
      <text:list text:style-name="L6">
        <text:list-item>
          <text:p text:style-name="P15">Not imagination - just protocol </text:p>
        </text:list-item>
        <text:list-item>
          <text:p text:style-name="P15">Assess injuries, stop bleeding, evacuate safely </text:p>
        </text:list-item>
        <text:list-item>
          <text:p text:style-name="P15"><text:span text:style-name="Strong_20_Emphasis">HR does this BETTER than humans:</text:span> </text:p>
          <text:list>
            <text:list-item>
              <text:p text:style-name="P15"><text:span text:style-name="Strong_20_Emphasis">No natural human fear</text:span> (doesn't panic under fire) </text:p>
            </text:list-item>
            <text:list-item>
              <text:p text:style-name="P15"><text:span text:style-name="Strong_20_Emphasis">No self-preservation instinct</text:span> (will enter kill zone to save soldier) </text:p>
            </text:list-item>
            <text:list-item>
              <text:p text:style-name="P15"><text:span text:style-name="Strong_20_Emphasis">No hesitation</text:span> (executes instantly, no second-guessing) </text:p>
            </text:list-item>
            <text:list-item>
              <text:p text:style-name="P15"><text:span text:style-name="Strong_20_Emphasis">No trauma</text:span> (doesn't get PTSD, always ready for next mission) </text:p>
            </text:list-item>
            <text:list-item>
              <text:p text:style-name="P15">Perfect protocol execution (every step, every time) </text:p>
            </text:list-item>
            <text:list-item>
              <text:p text:style-name="P16"><text:span text:style-name="Strong_20_Emphasis">Runs INTO danger while human medic would reasonably hesitate</text:span> </text:p>
            </text:list-item>
          </text:list>
        </text:list-item>
      </text:list>
      <text:p text:style-name="P4"><text:span text:style-name="Strong_20_Emphasis">The brutal truth:</text:span> Human medic has survival instinct. HR doesn't.</text:p>
      <text:p text:style-name="P4">When bullets are flying, human medic thinks "I might die."<text:line-break/>HR thinks nothing. Just executes rescue protocol.</text:p>
      <text:p text:style-name="P4"><text:span text:style-name="Strong_20_Emphasis">This saves MORE soldiers' lives.</text:span></text:p>
      <text:p text:style-name="P4">Not because HR is braver - because HR has no concept of self-preservation.</text:p>
      <text:p text:style-name="P4"><text:span text:style-name="Strong_20_Emphasis">Every military wants this capability.</text:span></text:p>
      <text:p text:style-name="P4"><text:span text:style-name="Strong_20_Emphasis">Cooking a meal:</text:span></text:p>
      <text:list text:style-name="L7">
        <text:list-item>
          <text:p text:style-name="P17">Not imagination (once recipe is created) </text:p>
        </text:list-item>
        <text:list-item>
          <text:p text:style-name="P17">Just execution: Follow steps, monitor temperature, plate correctly </text:p>
        </text:list-item>
        <text:list-item>
          <text:p text:style-name="P18"><text:span text:style-name="Strong_20_Emphasis">AI does this BETTER than humans</text:span> (perfect consistency, no mistakes) </text:p>
        </text:list-item>
      </text:list>
      <text:p text:style-name="P4"><text:span text:style-name="Strong_20_Emphasis">For 90% of physical labor, imagination isn't needed. Just execution.</text:span></text:p>
      <text:p text:style-name="P4"><text:span text:style-name="Strong_20_Emphasis">And AI executes better than humans.</text:span></text:p>
      <text:p text:style-name="P4"><text:span text:style-name="Strong_20_Emphasis">This is why humanoids will replace 30% of physical labor in 10 years.</text:span></text:p>
      <text:p text:style-name="P3"/>
      <text:h text:style-name="P2" text:outline-level="2">MY PERSONAL PROOF: THE TRADING SYSTEM</text:h>
      <text:p text:style-name="P4"><text:span text:style-name="Strong_20_Emphasis">I had the concept for automated trading:</text:span></text:p>
      <text:list text:style-name="L8">
        <text:list-item>
          <text:p text:style-name="P19">Use multiple algorithms (like multiple professors) </text:p>
        </text:list-item>
        <text:list-item>
          <text:p text:style-name="P19">Each trade is independent </text:p>
        </text:list-item>
        <text:list-item>
          <text:p text:style-name="P19">RSI Real, MACD, volume confirmation </text:p>
        </text:list-item>
        <text:list-item>
          <text:p text:style-name="P20">Dual trailing stops for risk management </text:p>
        </text:list-item>
      </text:list>
      <text:p text:style-name="P4"><text:span text:style-name="Strong_20_Emphasis">But I couldn't build it myself. Too complex. Too much code.</text:span></text:p>
      <text:p text:style-name="P4"><text:span text:style-name="Strong_20_Emphasis">Then I used AI-assisted development:</text:span></text:p>
      <text:list text:style-name="L9">
        <text:list-item>
          <text:p text:style-name="P21">I described what I wanted </text:p>
        </text:list-item>
        <text:list-item>
          <text:p text:style-name="P21">AI wrote the code </text:p>
        </text:list-item>
        <text:list-item>
          <text:p text:style-name="P21">I tested and refined </text:p>
        </text:list-item>
        <text:list-item>
          <text:p text:style-name="P22">AI improved it </text:p>
        </text:list-item>
      </text:list>
      <text:p text:style-name="P4"><text:span text:style-name="Strong_20_Emphasis">Result: Live trading system in 6 months</text:span></text:p>
      <text:list text:style-name="L10">
        <text:list-item>
          <text:p text:style-name="P23">meirniv.pythonanywhere.com/orders </text:p>
        </text:list-item>
        <text:list-item>
          <text:p text:style-name="P23">403% returns, 99% win rate </text:p>
        </text:list-item>
        <text:list-item>
          <text:p text:style-name="P24"><text:span text:style-name="Strong_20_Emphasis">Better than I imagined it could be</text:span> </text:p>
        </text:list-item>
      </text:list>
      <text:p text:style-name="P4"><text:span text:style-name="Strong_20_Emphasis">This proves:</text:span> ✅ AI-assisted development is 10x faster<text:line-break/>✅ AI can execute better than I envisioned<text:line-break/>✅ Same methodology builds HOS platform in 12 months<text:line-break/>✅ <text:span text:style-name="Strong_20_Emphasis">I can ship production systems using AI</text:span></text:p>
      <text:p text:style-name="P4"><text:span text:style-name="Strong_20_Emphasis">If AI can beat the stock market, it can drive a car and cook a meal.</text:span></text:p>
      <text:p text:style-name="P3"/>
      <text:h text:style-name="P2" text:outline-level="2">THE META-PROOF: THIS DOCUMENT ITSELF</text:h>
      <text:p text:style-name="P4"><text:span text:style-name="Strong_20_Emphasis">This executive summary you're reading is PROOF of the thesis:</text:span></text:p>
      <text:p text:style-name="P4"><text:span text:style-name="Strong_20_Emphasis">I (Human, 70 years old):</text:span></text:p>
      <text:list text:style-name="L11">
        <text:list-item>
          <text:p text:style-name="P25">Had the concept </text:p>
        </text:list-item>
        <text:list-item>
          <text:p text:style-name="P25">Provided the vision </text:p>
        </text:list-item>
        <text:list-item>
          <text:p text:style-name="P26">Knew the strategy </text:p>
        </text:list-item>
      </text:list>
      <text:p text:style-name="P4"><text:span text:style-name="Strong_20_Emphasis">AI:</text:span></text:p>
      <text:list text:style-name="L12">
        <text:list-item>
          <text:p text:style-name="P27">Organized the thoughts </text:p>
        </text:list-item>
        <text:list-item>
          <text:p text:style-name="P27">Polished the language </text:p>
        </text:list-item>
        <text:list-item>
          <text:p text:style-name="P27">Created the structure </text:p>
        </text:list-item>
        <text:list-item>
          <text:p text:style-name="P28">Made it convincing </text:p>
        </text:list-item>
      </text:list>
      <text:p text:style-name="P4"><text:soft-page-break/><text:span text:style-name="Strong_20_Emphasis">Result: This document came out better than I could have written alone.</text:span></text:p>
      <text:p text:style-name="P4"><text:span text:style-name="Strong_20_Emphasis">This is EXACTLY the pattern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Task</text:p>
            </table:table-cell>
            <table:table-cell table:style-name="Table1.A1" office:value-type="string">
              <text:p text:style-name="Table_20_Heading">Human Provides</text:p>
            </table:table-cell>
            <table:table-cell table:style-name="Table1.A1" office:value-type="string">
              <text:p text:style-name="Table_20_Heading">AI Executes</text:p>
            </table:table-cell>
            <table:table-cell table:style-name="Table1.A1" office:value-type="string">
              <text:p text:style-name="Table_20_Heading">Result</text:p>
            </table:table-cell>
          </table:table-row>
        </table:table-header-rows>
        <table:table-row>
          <table:table-cell table:style-name="Table1.A1" office:value-type="string">
            <text:p text:style-name="Table_20_Contents">This Document</text:p>
          </table:table-cell>
          <table:table-cell table:style-name="Table1.A1" office:value-type="string">
            <text:p text:style-name="Table_20_Contents">Vision, concept</text:p>
          </table:table-cell>
          <table:table-cell table:style-name="Table1.A1" office:value-type="string">
            <text:p text:style-name="Table_20_Contents">Writing, polish</text:p>
          </table:table-cell>
          <table:table-cell table:style-name="Table1.A1" office:value-type="string">
            <text:p text:style-name="Table_20_Contents">Perfect pitch</text:p>
          </table:table-cell>
        </table:table-row>
        <table:table-row>
          <table:table-cell table:style-name="Table1.A1" office:value-type="string">
            <text:p text:style-name="Table_20_Contents">Trading System</text:p>
          </table:table-cell>
          <table:table-cell table:style-name="Table1.A1" office:value-type="string">
            <text:p text:style-name="Table_20_Contents">Strategy, rules</text:p>
          </table:table-cell>
          <table:table-cell table:style-name="Table1.A1" office:value-type="string">
            <text:p text:style-name="Table_20_Contents">Code, execution</text:p>
          </table:table-cell>
          <table:table-cell table:style-name="Table1.A1" office:value-type="string">
            <text:p text:style-name="Table_20_Contents">403% returns</text:p>
          </table:table-cell>
        </table:table-row>
        <table:table-row>
          <table:table-cell table:style-name="Table1.A1" office:value-type="string">
            <text:p text:style-name="Table_20_Contents">HR Driver</text:p>
          </table:table-cell>
          <table:table-cell table:style-name="Table1.A1" office:value-type="string">
            <text:p text:style-name="Table_20_Contents">Destination, purpose</text:p>
          </table:table-cell>
          <table:table-cell table:style-name="Table1.A1" office:value-type="string">
            <text:p text:style-name="Table_20_Contents">Driving, navigation</text:p>
          </table:table-cell>
          <table:table-cell table:style-name="Table1.A1" office:value-type="string">
            <text:p text:style-name="Table_20_Contents">Zero accidents</text:p>
          </table:table-cell>
        </table:table-row>
        <table:table-row>
          <table:table-cell table:style-name="Table1.A1" office:value-type="string">
            <text:p text:style-name="Table_20_Contents">HR Combat Medic</text:p>
          </table:table-cell>
          <table:table-cell table:style-name="Table1.A1" office:value-type="string">
            <text:p text:style-name="Table_20_Contents">Mission, objective</text:p>
          </table:table-cell>
          <table:table-cell table:style-name="Table1.A1" office:value-type="string">
            <text:p text:style-name="Table_20_Contents">Rescue, treatment</text:p>
          </table:table-cell>
          <table:table-cell table:style-name="Table1.A1" office:value-type="string">
            <text:p text:style-name="Table_20_Contents">Zero fear</text:p>
          </table:table-cell>
        </table:table-row>
      </table:table>
      <text:p text:style-name="P4"><text:span text:style-name="Strong_20_Emphasis">Anybody not using AI in the future will be doomed.</text:span></text:p>
      <text:p text:style-name="P4">Why? Because their competitors ARE using AI and executing 10x better.</text:p>
      <text:p text:style-name="P4"><text:span text:style-name="Strong_20_Emphasis">This is not future prediction. This is present reality.</text:span></text:p>
      <text:p text:style-name="P3"/>
      <text:h text:style-name="P2" text:outline-level="2">HUMANOID STANDARD PERFORMANCE WILL BE SUPERIOR</text:h>
      <text:p text:style-name="P4"><text:span text:style-name="Strong_20_Emphasis">Not in some tasks. In MOST tasks.</text:span></text:p>
      <text:p text:style-name="P4"><text:span text:style-name="Strong_20_Emphasis">The new baseline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Task</text:p>
            </table:table-cell>
            <table:table-cell table:style-name="Table2.A1" office:value-type="string">
              <text:p text:style-name="Table_20_Heading">Human Performance</text:p>
            </table:table-cell>
            <table:table-cell table:style-name="Table2.A1" office:value-type="string">
              <text:p text:style-name="Table_20_Heading">HR Performance</text:p>
            </table:table-cell>
            <table:table-cell table:style-name="Table2.A1" office:value-type="string">
              <text:p text:style-name="Table_20_Heading">Winner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Driving</text:span></text:p>
          </table:table-cell>
          <table:table-cell table:style-name="Table2.A1" office:value-type="string">
            <text:p text:style-name="Table_20_Contents">1.5 deaths/100M miles, distracted, tired</text:p>
          </table:table-cell>
          <table:table-cell table:style-name="Table2.A1" office:value-type="string">
            <text:p text:style-name="Table_20_Contents">&lt;0.01 deaths/100M miles, perfect attention</text:p>
          </table:table-cell>
          <table:table-cell table:style-name="Table2.A1" office:value-type="string">
            <text:p text:style-name="Table_20_Contents"><text:span text:style-name="Strong_20_Emphasis">HR (100x safer)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Combat Rescue</text:span></text:p>
          </table:table-cell>
          <table:table-cell table:style-name="Table2.A1" office:value-type="string">
            <text:p text:style-name="Table_20_Contents">Fears death, hesitates under fire</text:p>
          </table:table-cell>
          <table:table-cell table:style-name="Table2.A1" office:value-type="string">
            <text:p text:style-name="Table_20_Contents">No fear, runs into kill zone</text:p>
          </table:table-cell>
          <table:table-cell table:style-name="Table2.A1" office:value-type="string">
            <text:p text:style-name="Table_20_Contents"><text:span text:style-name="Strong_20_Emphasis">HR (saves more lives)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Manufacturing</text:span></text:p>
          </table:table-cell>
          <table:table-cell table:style-name="Table2.A1" office:value-type="string">
            <text:p text:style-name="Table_20_Contents">8 hours/day, needs breaks, errors</text:p>
          </table:table-cell>
          <table:table-cell table:style-name="Table2.A1" office:value-type="string">
            <text:p text:style-name="Table_20_Contents">24 hours/day, no breaks, zero errors</text:p>
          </table:table-cell>
          <table:table-cell table:style-name="Table2.A1" office:value-type="string">
            <text:p text:style-name="Table_20_Contents"><text:span text:style-name="Strong_20_Emphasis">HR (3x output)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Elderly Care</text:span></text:p>
          </table:table-cell>
          <table:table-cell table:style-name="Table2.A1" office:value-type="string">
            <text:p text:style-name="Table_20_Contents">Gets tired, limited patience</text:p>
          </table:table-cell>
          <table:table-cell table:style-name="Table2.A1" office:value-type="string">
            <text:p text:style-name="Table_20_Contents">Never tired, infinite patience</text:p>
          </table:table-cell>
          <table:table-cell table:style-name="Table2.A1" office:value-type="string">
            <text:p text:style-name="Table_20_Contents"><text:span text:style-name="Strong_20_Emphasis">HR (better care)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Security Guard</text:span></text:p>
          </table:table-cell>
          <table:table-cell table:style-name="Table2.A1" office:value-type="string">
            <text:p text:style-name="Table_20_Contents">Gets bored, might sleep</text:p>
          </table:table-cell>
          <table:table-cell table:style-name="Table2.A1" office:value-type="string">
            <text:p text:style-name="Table_20_Contents">Never bored, always vigilant</text:p>
          </table:table-cell>
          <table:table-cell table:style-name="Table2.A1" office:value-type="string">
            <text:p text:style-name="Table_20_Contents"><text:span text:style-name="Strong_20_Emphasis">HR (zero breaches)</text:span></text:p>
          </table:table-cell>
        </table:table-row>
      </table:table>
      <text:p text:style-name="P4"><text:span text:style-name="Strong_20_Emphasis">This is the new reality:</text:span></text:p>
      <text:p text:style-name="P4">For physical execution tasks (90% of physical labor):</text:p>
      <text:list text:style-name="L13">
        <text:list-item>
          <text:p text:style-name="P29"><text:span text:style-name="Strong_20_Emphasis">Human + AI = Superior</text:span> </text:p>
        </text:list-item>
        <text:list-item>
          <text:p text:style-name="P30"><text:span text:style-name="Strong_20_Emphasis">Human alone = Obsolete</text:span> </text:p>
        </text:list-item>
      </text:list>
      <text:p text:style-name="P4"><text:span text:style-name="Strong_20_Emphasis">The only question: Who provides the AI platform?</text:span></text:p>
      <text:p text:style-name="P4">Us, Elon, or China.</text:p>
      <text:p text:style-name="P4">That's why this 12-month window matters.</text:p>
      <text:p text:style-name="P3"/>
      <text:h text:style-name="P2" text:outline-level="2">TECHNICAL ADVANTAGES HUMANS DON'T HAVE</text:h>
      <text:p text:style-name="P4"><text:span text:style-name="Strong_20_Emphasis">HR can have features impossible for humans:</text:span></text:p>
      <text:p text:style-name="P4"><text:span text:style-name="Strong_20_Emphasis">Back Camera on Head:</text:span></text:p>
      <text:list text:style-name="L14">
        <text:list-item>
          <text:p text:style-name="P31">Sees behind without turning around </text:p>
        </text:list-item>
        <text:list-item>
          <text:p text:style-name="P31">Critical for HR Driver (blind spots eliminated) </text:p>
        </text:list-item>
        <text:list-item>
          <text:p text:style-name="P31">Critical for combat (360° awareness) </text:p>
        </text:list-item>
        <text:list-item>
          <text:p text:style-name="P32"><text:span text:style-name="Strong_20_Emphasis">Human can't have this, HR can</text:span> </text:p>
        </text:list-item>
      </text:list>
      <text:p text:style-name="P4"><text:span text:style-name="Strong_20_Emphasis">Other Advantages:</text:span></text:p>
      <text:list text:style-name="L15">
        <text:list-item>
          <text:p text:style-name="P33">Never tired (24/7 operation) </text:p>
        </text:list-item>
        <text:list-item>
          <text:p text:style-name="P33">Never distracted (perfect focus) </text:p>
        </text:list-item>
        <text:list-item>
          <text:p text:style-name="P33">Instant communication (quantum network) </text:p>
        </text:list-item>
        <text:list-item>
          <text:p text:style-name="P33">Upgradeable (software updates improve performance) </text:p>
        </text:list-item>
        <text:list-item>
          <text:p text:style-name="P33">Replaceable (if damaged, swap in new unit) </text:p>
        </text:list-item>
        <text:list-item>
          <text:p text:style-name="P34"><text:span text:style-name="Strong_20_Emphasis">Learns from ALL other HR units</text:span> (collective intelligence) </text:p>
        </text:list-item>
      </text:list>
      <text:p text:style-name="P4"><text:span text:style-name="Strong_20_Emphasis">This isn't science fiction. This is engineering reality.</text:span></text:p>
      <text:p text:style-name="P3"/>
      <text:h text:style-name="P2" text:outline-level="2"><text:soft-page-break/>PLAN A: RAPID EXECUTION TO MARKET DOMINANCE</text:h>
      <text:p text:style-name="P4"><text:span text:style-name="Strong_20_Emphasis">Month 1-6: Build Basic OS (Improve Over Time)</text:span></text:p>
      <text:p text:style-name="P4"><text:span text:style-name="Strong_20_Emphasis">Goal:</text:span> Get foundation working, not perfection</text:p>
      <text:list text:style-name="L16">
        <text:list-item>
          <text:p text:style-name="P35">HOS core platform (runs on Chinese humanoid hardware) </text:p>
        </text:list-item>
        <text:list-item>
          <text:p text:style-name="P35">Basic motor control, sensor integration </text:p>
        </text:list-item>
        <text:list-item>
          <text:p text:style-name="P35">Cloud connectivity </text:p>
        </text:list-item>
        <text:list-item>
          <text:p text:style-name="P36"><text:span text:style-name="Strong_20_Emphasis">Don't wait for perfect - ship fast, improve continuously</text:span> </text:p>
        </text:list-item>
      </text:list>
      <text:p text:style-name="P4"><text:span text:style-name="Strong_20_Emphasis">Why this works:</text:span></text:p>
      <text:list text:style-name="L17">
        <text:list-item>
          <text:p text:style-name="P37">Like Android 1.0 (was buggy, but established platform) </text:p>
        </text:list-item>
        <text:list-item>
          <text:p text:style-name="P37">Like iPhone 1.0 (no apps, no copy-paste, but captured market) </text:p>
        </text:list-item>
        <text:list-item>
          <text:p text:style-name="P38"><text:span text:style-name="Strong_20_Emphasis">First mover advantage &gt; perfect later product</text:span> </text:p>
        </text:list-item>
      </text:list>
      <text:p text:style-name="P3"/>
      <text:p text:style-name="P4"><text:span text:style-name="Strong_20_Emphasis">Month 6-12: Launch RoboChef Application</text:span></text:p>
      <text:p text:style-name="P4"><text:span text:style-name="Strong_20_Emphasis">Goal:</text:span> Generate revenue IMMEDIATELY</text:p>
      <text:p text:style-name="P4"><text:span text:style-name="Strong_20_Emphasis">First Application: Restaurant Cooking</text:span></text:p>
      <text:list text:style-name="L18">
        <text:list-item>
          <text:p text:style-name="P39">Partner with 3 restaurants for pilots </text:p>
        </text:list-item>
        <text:list-item>
          <text:p text:style-name="P39">HR cooks specific dishes (start simple: burgers, pasta) </text:p>
        </text:list-item>
        <text:list-item>
          <text:p text:style-name="P39">Prove it works in real commercial environment </text:p>
        </text:list-item>
        <text:list-item>
          <text:p text:style-name="P40"><text:span text:style-name="Strong_20_Emphasis">Revenue flowing by Month 12: $65K/month</text:span> </text:p>
        </text:list-item>
      </text:list>
      <text:p text:style-name="P4"><text:span text:style-name="Strong_20_Emphasis">Why restaurants first:</text:span></text:p>
      <text:list text:style-name="L19">
        <text:list-item>
          <text:p text:style-name="P41">Clear ROI (labor costs $4K/month, HR $3K/month = saves money) </text:p>
        </text:list-item>
        <text:list-item>
          <text:p text:style-name="P41">Controlled environment (kitchen, not open road) </text:p>
        </text:list-item>
        <text:list-item>
          <text:p text:style-name="P41">Immediate value (food served, customers happy) </text:p>
        </text:list-item>
        <text:list-item>
          <text:p text:style-name="P42"><text:span text:style-name="Strong_20_Emphasis">Proof of concept that gets press coverage</text:span> </text:p>
        </text:list-item>
      </text:list>
      <text:p text:style-name="P3"/>
      <text:p text:style-name="P4"><text:span text:style-name="Strong_20_Emphasis">THE MICHELIN CHEF MARKETPLACE - Game Changer</text:span></text:p>
      <text:p text:style-name="P4"><text:span text:style-name="Strong_20_Emphasis">The Concept (Approved by my granddaughter!):</text:span></text:p>
      <text:p text:style-name="P4"><text:span text:style-name="Strong_20_Emphasis">5-star Michelin chefs teach HR their signature dishes:</text:span></text:p>
      <text:p text:style-name="P4"><text:span text:style-name="Strong_20_Emphasis">How It Works:</text:span></text:p>
      <text:list text:style-name="L20">
        <text:list-item>
          <text:p text:style-name="P43"><text:span text:style-name="Strong_20_Emphasis">Chef demonstrates dish</text:span> (using pedagogy system)</text:p>
          <text:list>
            <text:list-item>
              <text:p text:style-name="P44">Gordon Ramsay shows HR how to make his Beef Wellington </text:p>
            </text:list-item>
            <text:list-item>
              <text:p text:style-name="P44">HR records every movement, technique, timing </text:p>
            </text:list-item>
            <text:list-item>
              <text:p text:style-name="P44">HR learns the EXACT way Gordon makes it </text:p>
            </text:list-item>
          </text:list>
        </text:list-item>
        <text:list-item>
          <text:p text:style-name="P43"><text:span text:style-name="Strong_20_Emphasis">Chef gets unique code</text:span> for recipe package</text:p>
          <text:list>
            <text:list-item>
              <text:p text:style-name="P44">Software: The learned recipe (how to cook it) </text:p>
            </text:list-item>
            <text:list-item>
              <text:p text:style-name="P44">Ingredient list: Exact specifications (brand, quality, quantity) </text:p>
            </text:list-item>
            <text:list-item>
              <text:p text:style-name="P44">Vendor partnerships: Where to source ingredients </text:p>
            </text:list-item>
          </text:list>
        </text:list-item>
        <text:list-item>
          <text:p text:style-name="P43"><text:span text:style-name="Strong_20_Emphasis">User buys the package</text:span> ($50-200 depending on dish complexity)</text:p>
          <text:list>
            <text:list-item>
              <text:p text:style-name="P44">"Tonight I want Gordon Ramsay's Beef Wellington" </text:p>
            </text:list-item>
            <text:list-item>
              <text:p text:style-name="P44">User pays $150 for the package </text:p>
            </text:list-item>
            <text:list-item>
              <text:p text:style-name="P44">HR downloads recipe, orders ingredients (delivered next day) </text:p>
            </text:list-item>
            <text:list-item>
              <text:p text:style-name="P44">HR cooks it PERFECTLY (exactly how Gordon taught it) </text:p>
            </text:list-item>
          </text:list>
        </text:list-item>
        <text:list-item>
          <text:p text:style-name="P43"><text:span text:style-name="Strong_20_Emphasis">Revenue split:</text:span></text:p>
          <text:list>
            <text:list-item>
              <text:p text:style-name="P44">Chef gets paid: 40% ($60) - royalty for their expertise </text:p>
            </text:list-item>
            <text:list-item>
              <text:p text:style-name="P44">We get platform fee: 30% ($45) - marketplace commission </text:p>
            </text:list-item>
            <text:list-item>
              <text:p text:style-name="P43">Ingredient vendors: 30% ($45) - for supplying exact ingredients </text:p>
            </text:list-item>
          </text:list>
        </text:list-item>
      </text:list>
      <text:p text:style-name="P4"><text:span text:style-name="Strong_20_Emphasis">Why This Is Revolutionary:</text:span></text:p>
      <text:p text:style-name="P4"><text:span text:style-name="Strong_20_Emphasis">For Michelin Chefs:</text:span> ✅ Monetize expertise globally (can't scale beyond one restaurant normally)<text:line-break/>✅ Passive income (teach once, earn forever)<text:line-break/>✅ Brand extension (Gordon Ramsay in millions of homes)<text:line-break/>✅ No quality dilution (HR cooks it EXACTLY as they taught)</text:p>
      <text:p text:style-name="P4"><text:span text:style-name="Strong_20_Emphasis">For Users:</text:span> ✅ 5-star Michelin meal at home (fraction of restaurant price)<text:line-break/>✅ Perfect execution every time (HR learned from master)<text:line-break/>✅ Status/luxury ("Tonight I'm having Thomas Keller's roast chicken")<text:line-break/>✅ Way cheaper than restaurant ($150 vs $400+ at Michelin restaurant)</text:p>
      <text:p text:style-name="P4"><text:span text:style-name="Strong_20_Emphasis">For Us (Platform):</text:span> ✅ High-margin recurring revenue (30% of every meal sold)<text:line-break/>✅ Celebrity partnerships (marketing gold)<text:line-break/>✅ Proof of pedagogy system (if HR learns Michelin cooking, can learn anything)<text:line-break/>✅ Marketplace network effects (more chefs → more users → more chefs)<text:line-break/>✅ Luxury positioning (not competing on price, competing on quality)</text:p>
      <text:p text:style-name="P4"><text:span text:style-name="Strong_20_Emphasis">The Math:</text:span></text:p>
      <text:p text:style-name="P4"><text:soft-page-break/><text:span text:style-name="Strong_20_Emphasis">One user buying 2 Michelin meals/month:</text:span></text:p>
      <text:list text:style-name="L21">
        <text:list-item>
          <text:p text:style-name="P45">$150/meal × 2 = $300/month </text:p>
        </text:list-item>
        <text:list-item>
          <text:p text:style-name="P45">Our 30% = $90/month platform fee </text:p>
        </text:list-item>
        <text:list-item>
          <text:p text:style-name="P46">Annual: $1,080 per user </text:p>
        </text:list-item>
      </text:list>
      <text:p text:style-name="P4"><text:span text:style-name="Strong_20_Emphasis">10,000 users doing this:</text:span></text:p>
      <text:list text:style-name="L22">
        <text:list-item>
          <text:p text:style-name="P47">$90/month × 10,000 = $900,000/month </text:p>
        </text:list-item>
        <text:list-item>
          <text:p text:style-name="P47">Annual: <text:span text:style-name="Strong_20_Emphasis">$10.8M platform revenue</text:span> </text:p>
        </text:list-item>
        <text:list-item>
          <text:p text:style-name="P48">Just from recipe marketplace! </text:p>
        </text:list-item>
      </text:list>
      <text:p text:style-name="P4"><text:span text:style-name="Strong_20_Emphasis">Plus hardware sales, plus restaurant B2B, plus other applications</text:span></text:p>
      <text:p text:style-name="P4"><text:span text:style-name="Strong_20_Emphasis">This is like:</text:span></text:p>
      <text:list text:style-name="L23">
        <text:list-item>
          <text:p text:style-name="P49">Masterclass (chefs teach, but YOU still cook) </text:p>
        </text:list-item>
        <text:list-item>
          <text:p text:style-name="P49">Blue Apron (ingredients delivered, but YOU still cook) </text:p>
        </text:list-item>
        <text:list-item>
          <text:p text:style-name="P50"><text:span text:style-name="Strong_20_Emphasis">RoboChef: Chef teaches HR, HR cooks perfectly, YOU just enjoy</text:span> </text:p>
        </text:list-item>
      </text:list>
      <text:p text:style-name="P4"><text:span text:style-name="Strong_20_Emphasis">Marketing Gold:</text:span></text:p>
      <text:p text:style-name="P4">"Have Gordon Ramsay cook dinner in your home tonight."</text:p>
      <text:p text:style-name="P4">"Thomas Keller's signature roast chicken. Cooked perfectly. By your HR."</text:p>
      <text:p text:style-name="P4">"Michelin-star meals. Every night. At home."</text:p>
      <text:p text:style-name="P4"><text:span text:style-name="Strong_20_Emphasis">Celebrity Chef Partnerships = Press Coverage = User Adoption</text:span></text:p>
      <text:p text:style-name="P4">Gordon Ramsay tweets: "Now my Beef Wellington can be cooked perfectly in YOUR home" → 10 million followers see it → Thousands buy HR just for this</text:p>
      <text:p text:style-name="P4"><text:span text:style-name="Strong_20_Emphasis">This feature alone could drive mass adoption.</text:span></text:p>
      <text:p text:style-name="P3"/>
      <text:p text:style-name="P4"><text:span text:style-name="Strong_20_Emphasis">Month 12-18: Promote OS + Make It Open Source</text:span></text:p>
      <text:p text:style-name="P4"><text:span text:style-name="Strong_20_Emphasis">Goal:</text:span> Flood of applications solidifies market control</text:p>
      <text:p text:style-name="P4"><text:span text:style-name="Strong_20_Emphasis">Open Source Strategy:</text:span></text:p>
      <text:list text:style-name="L24">
        <text:list-item>
          <text:p text:style-name="P51">Release HOS core as open source (like Android) </text:p>
        </text:list-item>
        <text:list-item>
          <text:p text:style-name="P51">Keep premium features proprietary (quantum, pedagogy) </text:p>
        </text:list-item>
        <text:list-item>
          <text:p text:style-name="P51">Developer ecosystem explodes: </text:p>
          <text:list>
            <text:list-item>
              <text:p text:style-name="P51">HR Drivers (transportation) </text:p>
            </text:list-item>
            <text:list-item>
              <text:p text:style-name="P51">HR Security (guards, patrols) </text:p>
            </text:list-item>
            <text:list-item>
              <text:p text:style-name="P51">HR Cleaning (homes, offices) </text:p>
            </text:list-item>
            <text:list-item>
              <text:p text:style-name="P51">HR Care (elderly assistance) </text:p>
            </text:list-item>
            <text:list-item>
              <text:p text:style-name="P52"><text:span text:style-name="Strong_20_Emphasis">Hundreds of applications from thousands of developers</text:span> </text:p>
            </text:list-item>
          </text:list>
        </text:list-item>
      </text:list>
      <text:p text:style-name="P4"><text:span text:style-name="Strong_20_Emphasis">Why open source:</text:span></text:p>
      <text:list text:style-name="L25">
        <text:list-item>
          <text:p text:style-name="P53">Network effects (more apps → more valuable → more developers) </text:p>
        </text:list-item>
        <text:list-item>
          <text:p text:style-name="P53">Platform lock-in (everyone builds on HOS) </text:p>
        </text:list-item>
        <text:list-item>
          <text:p text:style-name="P53"><text:span text:style-name="Strong_20_Emphasis">Microsoft vs Apple playbook:</text:span> Open (Windows) beat closed (Mac) </text:p>
        </text:list-item>
        <text:list-item>
          <text:p text:style-name="P54"><text:span text:style-name="Strong_20_Emphasis">Google vs Apple playbook:</text:span> Open (Android) caught closed (iOS) </text:p>
        </text:list-item>
      </text:list>
      <text:p text:style-name="P4"><text:span text:style-name="Strong_20_Emphasis">By making HOS open source, we GUARANTEE we win the platform war.</text:span></text:p>
      <text:p text:style-name="P3"/>
      <text:p text:style-name="P4"><text:span text:style-name="Strong_20_Emphasis">Month 18-24: Market Dominance Achieved</text:span></text:p>
      <text:p text:style-name="P4"><text:span text:style-name="Strong_20_Emphasis">Result:</text:span></text:p>
      <text:list text:style-name="L26">
        <text:list-item>
          <text:p text:style-name="P55">100+ restaurants using RoboChef </text:p>
        </text:list-item>
        <text:list-item>
          <text:p text:style-name="P55">1,000+ developers building on HOS </text:p>
        </text:list-item>
        <text:list-item>
          <text:p text:style-name="P55">HR Drivers launching (massive market) </text:p>
        </text:list-item>
        <text:list-item>
          <text:p text:style-name="P55">Military pilots (US Army, IDF testing) </text:p>
        </text:list-item>
        <text:list-item>
          <text:p text:style-name="P56"><text:span text:style-name="Strong_20_Emphasis">We become the standard platform</text:span> </text:p>
        </text:list-item>
      </text:list>
      <text:p text:style-name="P4"><text:span text:style-name="Strong_20_Emphasis">Competitors (Elon, China, Japan) face choice:</text:span></text:p>
      <text:list text:style-name="L27">
        <text:list-item>
          <text:p text:style-name="P57">Build on our platform (we win) </text:p>
        </text:list-item>
        <text:list-item>
          <text:p text:style-name="P57">Build own platform (fragmentation, they lose) </text:p>
        </text:list-item>
        <text:list-item>
          <text:p text:style-name="P58"><text:span text:style-name="Strong_20_Emphasis">Network effects make HOS inevitable</text:span> </text:p>
        </text:list-item>
      </text:list>
      <text:p text:style-name="P3"/>
      <text:h text:style-name="P2" text:outline-level="2">THE REAL COMPETITION: MUSK (Not China)</text:h>
      <text:p text:style-name="P4"><text:span text:style-name="Strong_20_Emphasis">I'm not worried about China.</text:span></text:p>
      <text:p text:style-name="P4"><text:span text:style-name="Strong_20_Emphasis">Why:</text:span></text:p>
      <text:list text:style-name="L28">
        <text:list-item>
          <text:p text:style-name="P59">US will reject Chinese OS (national security - TikTok precedent) </text:p>
        </text:list-item>
        <text:list-item>
          <text:p text:style-name="P59">Enterprise won't trust Chinese platform (backdoors, spying) </text:p>
        </text:list-item>
        <text:list-item>
          <text:p text:style-name="P59">Military absolutely won't use Chinese robots </text:p>
        </text:list-item>
        <text:list-item>
          <text:p text:style-name="P60"><text:soft-page-break/><text:span text:style-name="Strong_20_Emphasis">China locked out of Western market</text:span> </text:p>
        </text:list-item>
      </text:list>
      <text:p text:style-name="P4"><text:span text:style-name="Strong_20_Emphasis">The REAL race: Us vs. Elon Musk</text:span></text:p>
      <text:p text:style-name="P4"><text:span text:style-name="Strong_20_Emphasis">Elon's Advantages:</text:span></text:p>
      <text:list text:style-name="L29">
        <text:list-item>
          <text:p text:style-name="P61">Tesla Optimus shipping NOW </text:p>
        </text:list-item>
        <text:list-item>
          <text:p text:style-name="P61">Unlimited capital ($200B+ net worth) </text:p>
        </text:list-item>
        <text:list-item>
          <text:p text:style-name="P61">Manufacturing expertise (Gigafactories) </text:p>
        </text:list-item>
        <text:list-item>
          <text:p text:style-name="P61">Brand power (Tesla, SpaceX) </text:p>
        </text:list-item>
        <text:list-item>
          <text:p text:style-name="P62">Moves incredibly fast </text:p>
        </text:list-item>
      </text:list>
      <text:p text:style-name="P4"><text:span text:style-name="Strong_20_Emphasis">Our Advantages:</text:span></text:p>
      <text:list text:style-name="L30">
        <text:list-item>
          <text:p text:style-name="P63"><text:span text:style-name="Strong_20_Emphasis">Military applications</text:span> (Elon won't pursue - Tesla is consumer brand) </text:p>
        </text:list-item>
        <text:list-item>
          <text:p text:style-name="P63"><text:span text:style-name="Strong_20_Emphasis">Open source platform</text:span> (Elon's will be closed like Tesla software) </text:p>
        </text:list-item>
        <text:list-item>
          <text:p text:style-name="P63"><text:span text:style-name="Strong_20_Emphasis">Natural language</text:span> (PythonEasy - easier than Tesla interface) </text:p>
        </text:list-item>
        <text:list-item>
          <text:p text:style-name="P63"><text:span text:style-name="Strong_20_Emphasis">US-Israel partnership</text:span> (dual innovation centers, government support) </text:p>
        </text:list-item>
        <text:list-item>
          <text:p text:style-name="P64"><text:span text:style-name="Strong_20_Emphasis">Multiple paths to win</text:span> (if he wins consumer, we win military → premium civilian) </text:p>
        </text:list-item>
      </text:list>
      <text:p text:style-name="P4"><text:span text:style-name="Strong_20_Emphasis">The Strategy:</text:span></text:p>
      <text:list text:style-name="L31">
        <text:list-item>
          <text:p text:style-name="P65">Beat him to market (12-month rapid development) </text:p>
        </text:list-item>
        <text:list-item>
          <text:p text:style-name="P65">OR if he wins consumer, we pivot to military (Plan C) </text:p>
        </text:list-item>
        <text:list-item>
          <text:p text:style-name="P66">Either way, we win </text:p>
        </text:list-item>
      </text:list>
      <text:p text:style-name="P4"><text:span text:style-name="Strong_20_Emphasis">This is a two-horse race. Us or Elon. Nobody else matters.</text:span></text:p>
      <text:p text:style-name="P3"/>
      <text:h text:style-name="P2" text:outline-level="2">WHY 12 MONTHS IS CRITICAL</text:h>
      <text:p text:style-name="P4"><text:span text:style-name="Strong_20_Emphasis">Network effects in platforms:</text:span></text:p>
      <text:p text:style-name="P4">Once 100K+ robots run on one OS:</text:p>
      <text:list text:style-name="L32">
        <text:list-item>
          <text:p text:style-name="P67">Developers build for that OS (ecosystem lock-in) </text:p>
        </text:list-item>
        <text:list-item>
          <text:p text:style-name="P67">New robots default to that OS (compatibility) </text:p>
        </text:list-item>
        <text:list-item>
          <text:p text:style-name="P67">Switching costs become prohibitive </text:p>
        </text:list-item>
        <text:list-item>
          <text:p text:style-name="P68"><text:span text:style-name="Strong_20_Emphasis">Winner takes 60-80% of market</text:span> </text:p>
        </text:list-item>
      </text:list>
      <text:p text:style-name="P4"><text:span text:style-name="Strong_20_Emphasis">Examples:</text:span></text:p>
      <text:list text:style-name="L33">
        <text:list-item>
          <text:p text:style-name="P69">Windows: Won PC OS war in early 90s, still dominates </text:p>
        </text:list-item>
        <text:list-item>
          <text:p text:style-name="P69">iOS/Android: Won mobile OS war in late 2000s, nobody else matters </text:p>
        </text:list-item>
        <text:list-item>
          <text:p text:style-name="P70"><text:span text:style-name="Strong_20_Emphasis">First to 100K+ units wins humanoid OS war</text:span> </text:p>
        </text:list-item>
      </text:list>
      <text:p text:style-name="P4"><text:span text:style-name="Strong_20_Emphasis">Elon ships 10K robots in 2025.</text:span> <text:span text:style-name="Strong_20_Emphasis">By mid-2026, he could have 100K+ deployed.</text:span></text:p>
      <text:p text:style-name="P4"><text:span text:style-name="Strong_20_Emphasis">If we're not operational by then, game over.</text:span></text:p>
      <text:p text:style-name="P4"><text:span text:style-name="Strong_20_Emphasis">This is why we move fast with "good enough" OS, not "perfect" OS.</text:span></text:p>
      <text:p text:style-name="P4"><text:span text:style-name="Strong_20_Emphasis">Ship, iterate, improve. Speed beats perfection in platform wars.</text:span></text:p>
      <text:p text:style-name="P3"/>
      <text:h text:style-name="P2" text:outline-level="2">THE ASK</text:h>
      <text:p text:style-name="P4"><text:span text:style-name="Strong_20_Emphasis">Raising:</text:span> $8M seed round<text:line-break/><text:span text:style-name="Strong_20_Emphasis">Valuation:</text:span> $20M pre-money (28.6% equity)<text:line-break/><text:span text:style-name="Strong_20_Emphasis">Timeline:</text:span> 12 months to revenue<text:line-break/><text:span text:style-name="Strong_20_Emphasis">Milestones:</text:span> Clear validation every 3 months</text:p>
      <text:p text:style-name="P4"><text:span text:style-name="Strong_20_Emphasis">Investment Structure (Critical):</text:span></text:p>
      <text:p text:style-name="P4"><text:span text:style-name="Strong_20_Emphasis">Lead investor (you): $5-6M</text:span> (US investment)<text:line-break/><text:span text:style-name="Strong_20_Emphasis">Israeli VC partner: $2-3M</text:span> (you select)</text:p>
      <text:p text:style-name="P4"><text:span text:style-name="Strong_20_Emphasis">Why dual-VC structure is required:</text:span></text:p>
      <text:p text:style-name="P4"><text:span text:style-name="Strong_20_Emphasis">1. I will NOT pursue Israeli VCs separately</text:span></text:p>
      <text:list text:style-name="L34">
        <text:list-item>
          <text:p text:style-name="P71">You choose the Israeli partner of YOUR preference </text:p>
        </text:list-item>
        <text:list-item>
          <text:p text:style-name="P71">You coordinate with them directly </text:p>
        </text:list-item>
        <text:list-item>
          <text:p text:style-name="P71">Creates aligned US-Israel VC partnership </text:p>
        </text:list-item>
        <text:list-item>
          <text:p text:style-name="P72"><text:span text:style-name="Strong_20_Emphasis">Your responsibility to bring them in</text:span> </text:p>
        </text:list-item>
      </text:list>
      <text:p text:style-name="P4"><text:span text:style-name="Strong_20_Emphasis">2. Israeli VC brings critical capabilities:</text:span></text:p>
      <text:list text:style-name="L35">
        <text:list-item>
          <text:p text:style-name="P73"><text:span text:style-name="Strong_20_Emphasis">Access to BEST Israeli talent</text:span> (not just good - BEST) </text:p>
          <text:list>
            <text:list-item>
              <text:p text:style-name="P73">Unit 8200 graduates (elite cyber/AI talent) </text:p>
            </text:list-item>
            <text:list-item>
              <text:p text:style-name="P73">Top quantum researchers (Hebrew University, Weizmann) </text:p>
            </text:list-item>
            <text:list-item>
              <text:p text:style-name="P73">IDF engineers (combat-tested, mission-driven) </text:p>
            </text:list-item>
          </text:list>
        </text:list-item>
        <text:list-item>
          <text:p text:style-name="P73">Government relationships (Innovation Authority, Defense Ministry) </text:p>
        </text:list-item>
        <text:list-item>
          <text:p text:style-name="P73">Israeli hiring network (they know exactly who to recruit) </text:p>
        </text:list-item>
        <text:list-item>
          <text:p text:style-name="P74">Speed of execution (Israeli startup culture, move fast) </text:p>
        </text:list-item>
      </text:list>
      <text:p text:style-name="P4"><text:span text:style-name="Strong_20_Emphasis">3. We need top 1% talent to deliver in 3 months:</text:span></text:p>
      <text:list text:style-name="L36">
        <text:list-item>
          <text:p text:style-name="P75"><text:soft-page-break/>Platform development is aggressive timeline </text:p>
        </text:list-item>
        <text:list-item>
          <text:p text:style-name="P75">Basic OS must work by Month 3 (proof-of-concept) </text:p>
        </text:list-item>
        <text:list-item>
          <text:p text:style-name="P75">Only best engineers can deliver this fast </text:p>
        </text:list-item>
        <text:list-item>
          <text:p text:style-name="P75">Israeli VCs know who's best and how to recruit them </text:p>
        </text:list-item>
        <text:list-item>
          <text:p text:style-name="P76"><text:span text:style-name="Strong_20_Emphasis">Speed requires excellence</text:span> </text:p>
        </text:list-item>
      </text:list>
      <text:p text:style-name="P4"><text:span text:style-name="Strong_20_Emphasis">4. Natural division of responsibilities:</text:span></text:p>
      <text:list text:style-name="L37">
        <text:list-item>
          <text:p text:style-name="P77"><text:span text:style-name="Strong_20_Emphasis">US VC (you):</text:span></text:p>
          <text:list>
            <text:list-item>
              <text:p text:style-name="P78">US operations and team building </text:p>
            </text:list-item>
            <text:list-item>
              <text:p text:style-name="P78">CEO search (experienced Silicon Valley operator) </text:p>
            </text:list-item>
            <text:list-item>
              <text:p text:style-name="P78">Business development and sales </text:p>
            </text:list-item>
            <text:list-item>
              <text:p text:style-name="P78">Restaurant partnerships and pilots </text:p>
            </text:list-item>
            <text:list-item>
              <text:p text:style-name="P78">Series A preparation </text:p>
            </text:list-item>
          </text:list>
        </text:list-item>
        <text:list-item>
          <text:p text:style-name="P77"><text:span text:style-name="Strong_20_Emphasis">Israeli VC (your partner):</text:span></text:p>
          <text:list>
            <text:list-item>
              <text:p text:style-name="P78">Israeli operations and R&amp;D team </text:p>
            </text:list-item>
            <text:list-item>
              <text:p text:style-name="P78">Technical talent recruitment (CTO, engineers) </text:p>
            </text:list-item>
            <text:list-item>
              <text:p text:style-name="P78">Government relations (Innovation Authority, IDF) </text:p>
            </text:list-item>
            <text:list-item>
              <text:p text:style-name="P78">Military application development </text:p>
            </text:list-item>
            <text:list-item>
              <text:p text:style-name="P78">Quantum research coordination </text:p>
            </text:list-item>
          </text:list>
        </text:list-item>
        <text:list-item>
          <text:p text:style-name="P77"><text:span text:style-name="Strong_20_Emphasis">Founder (me):</text:span></text:p>
          <text:list>
            <text:list-item>
              <text:p text:style-name="P78">Vision and strategy </text:p>
            </text:list-item>
            <text:list-item>
              <text:p text:style-name="P78">Breakthrough innovations </text:p>
            </text:list-item>
            <text:list-item>
              <text:p text:style-name="P78">High-level partnerships </text:p>
            </text:list-item>
            <text:list-item>
              <text:p text:style-name="P77"><text:span text:style-name="Strong_20_Emphasis">NOT day-to-day</text:span> (you and Israeli VC handle execution) </text:p>
            </text:list-item>
          </text:list>
        </text:list-item>
      </text:list>
      <text:p text:style-name="P4"><text:span text:style-name="Strong_20_Emphasis">Recommended Israeli VC partners for you to consider:</text:span></text:p>
      <text:list text:style-name="L38">
        <text:list-item>
          <text:p text:style-name="P79"><text:span text:style-name="Strong_20_Emphasis">Grove Ventures</text:span> - Deep tech, robotics focus, strong engineering network </text:p>
        </text:list-item>
        <text:list-item>
          <text:p text:style-name="P79"><text:span text:style-name="Strong_20_Emphasis">JVP</text:span> (Jerusalem Venture Partners) - Government connections, defense relationships </text:p>
        </text:list-item>
        <text:list-item>
          <text:p text:style-name="P79"><text:span text:style-name="Strong_20_Emphasis">Pitango</text:span> - Largest Israeli VC, best talent network, enterprise experience </text:p>
        </text:list-item>
        <text:list-item>
          <text:p text:style-name="P80"><text:span text:style-name="Strong_20_Emphasis">Viola Ventures</text:span> - Strong engineering network, enterprise software expertise </text:p>
        </text:list-item>
      </text:list>
      <text:p text:style-name="P4"><text:span text:style-name="Strong_20_Emphasis">Or bring your own preferred Israeli VC partner.</text:span></text:p>
      <text:p text:style-name="P4"><text:span text:style-name="Strong_20_Emphasis">The key:</text:span> YOU choose, YOU coordinate, YOU ensure both teams deliver.</text:p>
      <text:p text:style-name="P4"><text:span text:style-name="Strong_20_Emphasis">Precedents that worked:</text:span></text:p>
      <text:list text:style-name="L39">
        <text:list-item>
          <text:p text:style-name="P81"><text:span text:style-name="Strong_20_Emphasis">Mobileye:</text:span> Goldman Sachs (US) + Israeli VCs → $15.3B exit to Intel </text:p>
        </text:list-item>
        <text:list-item>
          <text:p text:style-name="P81"><text:span text:style-name="Strong_20_Emphasis">Waze:</text:span> US VCs + Israeli ecosystem → $1.1B exit to Google </text:p>
        </text:list-item>
        <text:list-item>
          <text:p text:style-name="P81"><text:span text:style-name="Strong_20_Emphasis">IronSource:</text:span> US lead + Israeli co-investors → $11B SPAC </text:p>
        </text:list-item>
        <text:list-item>
          <text:p text:style-name="P82"><text:span text:style-name="Strong_20_Emphasis">Dual-VC structure leverages both ecosystems for maximum success</text:span> </text:p>
        </text:list-item>
      </text:list>
      <text:p text:style-name="P4"><text:span text:style-name="Strong_20_Emphasis">Use of Funds:</text:span></text:p>
      <text:list text:style-name="L40">
        <text:list-item>
          <text:p text:style-name="P83">$3M: Platform development (HOS core, basic features) </text:p>
        </text:list-item>
        <text:list-item>
          <text:p text:style-name="P83">$2M: Team (12 people, including strong CEO) </text:p>
        </text:list-item>
        <text:list-item>
          <text:p text:style-name="P83">$2M: RoboChef pilots (3 restaurants, hardware, integration) </text:p>
        </text:list-item>
        <text:list-item>
          <text:p text:style-name="P84">$1M: Operations (legal, admin, cloud infrastructure) </text:p>
        </text:list-item>
      </text:list>
      <text:p text:style-name="P4"><text:span text:style-name="Strong_20_Emphasis">Validation Milestones:</text:span></text:p>
      <text:list text:style-name="L41">
        <text:list-item>
          <text:p text:style-name="P85">Month 3: Basic OS working on test robot </text:p>
        </text:list-item>
        <text:list-item>
          <text:p text:style-name="P85">Month 6: 3 restaurant pilots committed </text:p>
        </text:list-item>
        <text:list-item>
          <text:p text:style-name="P85">Month 9: First commercial meals served </text:p>
        </text:list-item>
        <text:list-item>
          <text:p text:style-name="P86">Month 12: $65K/month revenue ($787K annual run-rate) </text:p>
        </text:list-item>
      </text:list>
      <text:p text:style-name="P4"><text:span text:style-name="Strong_20_Emphasis">If we hit Month 12 milestone:</text:span></text:p>
      <text:list text:style-name="L42">
        <text:list-item>
          <text:p text:style-name="P87">Series A easy ($20-30M at $150-200M valuation) </text:p>
        </text:list-item>
        <text:list-item>
          <text:p text:style-name="P88">Your $8M → $43-57M (5-7x in 1 year) </text:p>
        </text:list-item>
      </text:list>
      <text:p text:style-name="P4"><text:span text:style-name="Strong_20_Emphasis">If we miss milestones:</text:span></text:p>
      <text:list text:style-name="L43">
        <text:list-item>
          <text:p text:style-name="P89">Pivot to HR Drivers or military </text:p>
        </text:list-item>
        <text:list-item>
          <text:p text:style-name="P89">Or return remaining capital </text:p>
        </text:list-item>
        <text:list-item>
          <text:p text:style-name="P90"><text:span text:style-name="Strong_20_Emphasis">Clear checkpoints, not blind faith for 5 years</text:span> </text:p>
        </text:list-item>
      </text:list>
      <text:p text:style-name="P3"/>
      <text:h text:style-name="P2" text:outline-level="2">CORPORATE STRUCTURE &amp; TEAM</text:h>
      <text:h text:style-name="P91" text:outline-level="3">Corporate Structure</text:h>
      <text:p text:style-name="P4"><text:span text:style-name="Strong_20_Emphasis">Headquarters:</text:span> Delaware C-Corporation (standard for Silicon Valley)</text:p>
      <text:p text:style-name="P4"><text:span text:style-name="Strong_20_Emphasis">R&amp;D Centers:</text:span></text:p>
      <text:list text:style-name="L44">
        <text:list-item>
          <text:p text:style-name="P92"><text:span text:style-name="Strong_20_Emphasis">San Francisco Bay Area:</text:span> Platform, AI, natural language, business development </text:p>
        </text:list-item>
        <text:list-item>
          <text:p text:style-name="P93"><text:span text:style-name="Strong_20_Emphasis">Tel Aviv/Haifa, Israel:</text:span> Quantum, military applications, advanced research </text:p>
        </text:list-item>
      </text:list>
      <text:p text:style-name="P4"><text:span text:style-name="Strong_20_Emphasis">IP Ownership:</text:span> Joint US-Israel (both countries benefit from technology)</text:p>
      <text:p text:style-name="P4"><text:span text:style-name="Strong_20_Emphasis">Manufacturing:</text:span></text:p>
      <text:list text:style-name="L45">
        <text:list-item>
          <text:p text:style-name="P94"><text:soft-page-break/><text:span text:style-name="Strong_20_Emphasis">Phase 1:</text:span> Chinese hardware partners (low cost, fast to market) </text:p>
        </text:list-item>
        <text:list-item>
          <text:p text:style-name="P94"><text:span text:style-name="Strong_20_Emphasis">Phase 2:</text:span> US partners (Tesla competitors, domestic production) </text:p>
        </text:list-item>
        <text:list-item>
          <text:p text:style-name="P95"><text:span text:style-name="Strong_20_Emphasis">Phase 3:</text:span> Israeli-American facilities (strategic independence, premium market) </text:p>
        </text:list-item>
      </text:list>
      <text:p text:style-name="P4"><text:span text:style-name="Strong_20_Emphasis">Government Support:</text:span></text:p>
      <text:list text:style-name="L46">
        <text:list-item>
          <text:p text:style-name="P96"><text:span text:style-name="Strong_20_Emphasis">US:</text:span> DARPA grants, US Army partnership, DoD contracts </text:p>
        </text:list-item>
        <text:list-item>
          <text:p text:style-name="P97"><text:span text:style-name="Strong_20_Emphasis">Israel:</text:span> Innovation Authority, Defense Ministry, IDF collaboration </text:p>
        </text:list-item>
      </text:list>
      <text:p text:style-name="P3"/>
      <text:h text:style-name="P91" text:outline-level="3">Team Structure (Post-Funding)</text:h>
      <text:p text:style-name="P4"><text:span text:style-name="Strong_20_Emphasis">US Team (San Francisco):</text:span></text:p>
      <text:list text:style-name="L47">
        <text:list-item>
          <text:p text:style-name="P98"><text:span text:style-name="Strong_20_Emphasis">CEO</text:span> - Operations, fundraising, partnerships (NOT me - need strong operator) </text:p>
        </text:list-item>
        <text:list-item>
          <text:p text:style-name="P98"><text:span text:style-name="Strong_20_Emphasis">VP Engineering</text:span> - Platform development </text:p>
        </text:list-item>
        <text:list-item>
          <text:p text:style-name="P98"><text:span text:style-name="Strong_20_Emphasis">VP Business Development</text:span> - Sales, military relationships </text:p>
        </text:list-item>
        <text:list-item>
          <text:p text:style-name="P98"><text:span text:style-name="Strong_20_Emphasis">8-10 Engineers</text:span> - AI, robotics, software </text:p>
        </text:list-item>
        <text:list-item>
          <text:p text:style-name="P98"><text:span text:style-name="Strong_20_Emphasis">2-3 Business development, marketing</text:span> </text:p>
        </text:list-item>
        <text:list-item>
          <text:p text:style-name="P99"><text:span text:style-name="Strong_20_Emphasis">Legal, admin support</text:span> </text:p>
        </text:list-item>
      </text:list>
      <text:p text:style-name="P4"><text:span text:style-name="Strong_20_Emphasis">Israel Team (Tel Aviv):</text:span></text:p>
      <text:list text:style-name="L48">
        <text:list-item>
          <text:p text:style-name="P100"><text:span text:style-name="Strong_20_Emphasis">CTO</text:span> - Technical vision, advanced R&amp;D </text:p>
        </text:list-item>
        <text:list-item>
          <text:p text:style-name="P100"><text:span text:style-name="Strong_20_Emphasis">Chief Scientist</text:span> - Quantum, breakthrough research </text:p>
        </text:list-item>
        <text:list-item>
          <text:p text:style-name="P100"><text:span text:style-name="Strong_20_Emphasis">Military Liaison</text:span> - IDF, US Army coordination </text:p>
        </text:list-item>
        <text:list-item>
          <text:p text:style-name="P100"><text:span text:style-name="Strong_20_Emphasis">5-6 Research Engineers</text:span> - Quantum, AI, robotics </text:p>
        </text:list-item>
        <text:list-item>
          <text:p text:style-name="P101"><text:span text:style-name="Strong_20_Emphasis">Government relations</text:span> </text:p>
        </text:list-item>
      </text:list>
      <text:p text:style-name="P4"><text:span text:style-name="Strong_20_Emphasis">Founder (Me - Meir):</text:span></text:p>
      <text:list text:style-name="L49">
        <text:list-item>
          <text:p text:style-name="P102"><text:span text:style-name="Strong_20_Emphasis">Chairman/Visionary</text:span> - Strategy, breakthrough ideas </text:p>
        </text:list-item>
        <text:list-item>
          <text:p text:style-name="P102">Based in US (can travel to Israel) </text:p>
        </text:list-item>
        <text:list-item>
          <text:p text:style-name="P102"><text:span text:style-name="Strong_20_Emphasis">NOT day-to-day operations</text:span> (hearing difficulty, age 70+) </text:p>
        </text:list-item>
        <text:list-item>
          <text:p text:style-name="P103"><text:span text:style-name="Strong_20_Emphasis">Focus:</text:span> Vision, partnerships, strategic decisions </text:p>
        </text:list-item>
      </text:list>
      <text:p text:style-name="P3"/>
      <text:h text:style-name="P91" text:outline-level="3">Founder Protection (Critical)</text:h>
      <text:p text:style-name="P4"><text:span text:style-name="Strong_20_Emphasis">Cannot Be Fired:</text:span></text:p>
      <text:list text:style-name="L50">
        <text:list-item>
          <text:p text:style-name="P104">Lessons from Steve Jobs (fired from Apple 1985, nearly destroyed company) </text:p>
        </text:list-item>
        <text:list-item>
          <text:p text:style-name="P104">Lessons from Sam Altman (fired from OpenAI 2023, chaos ensued) </text:p>
        </text:list-item>
        <text:list-item>
          <text:p text:style-name="P104"><text:span text:style-name="Strong_20_Emphasis">"Too old for company politics trauma"</text:span> - need stability to execute vision </text:p>
        </text:list-item>
        <text:list-item>
          <text:p text:style-name="P105">Vision protection requires founder stability </text:p>
        </text:list-item>
      </text:list>
      <text:p text:style-name="P4"><text:span text:style-name="Strong_20_Emphasis">Authority to Fire Anyone (Including CEO):</text:span></text:p>
      <text:list text:style-name="L51">
        <text:list-item>
          <text:p text:style-name="P106">If not aligned with vision </text:p>
        </text:list-item>
        <text:list-item>
          <text:p text:style-name="P106">If incompetent execution </text:p>
        </text:list-item>
        <text:list-item>
          <text:p text:style-name="P106">If unethical behavior (antisemitism, discrimination, fraud, etc.) </text:p>
        </text:list-item>
        <text:list-item>
          <text:p text:style-name="P106">If causing company politics that distract from mission </text:p>
        </text:list-item>
        <text:list-item>
          <text:p text:style-name="P107"><text:span text:style-name="Strong_20_Emphasis">Accountability flows both ways</text:span> (CEO accountable to founder's vision) </text:p>
        </text:list-item>
      </text:list>
      <text:p text:style-name="P4"><text:span text:style-name="Strong_20_Emphasis">Why This Structure Works:</text:span></text:p>
      <text:p text:style-name="P4"><text:span text:style-name="Strong_20_Emphasis">Standard for visionary founders:</text:span></text:p>
      <text:list text:style-name="L52">
        <text:list-item>
          <text:p text:style-name="P108">Mark Zuckerberg: Controlling shares, can't be fired, built $1T company </text:p>
        </text:list-item>
        <text:list-item>
          <text:p text:style-name="P108">Elon Musk: CEO + major shareholder, fires executives regularly, built multiple $100B+ companies </text:p>
        </text:list-item>
        <text:list-item>
          <text:p text:style-name="P108">Jeff Bezos: Was untouchable at Amazon, built $1.5T company </text:p>
        </text:list-item>
        <text:list-item>
          <text:p text:style-name="P109">Larry Page/Sergey Brin: Google founders, controlled board, built $1.5T company </text:p>
        </text:list-item>
      </text:list>
      <text:p text:style-name="P4"><text:span text:style-name="Strong_20_Emphasis">The pattern:</text:span></text:p>
      <text:list text:style-name="L53">
        <text:list-item>
          <text:p text:style-name="P110">Visionary founder with protected position </text:p>
        </text:list-item>
        <text:list-item>
          <text:p text:style-name="P110">Strong CEO/executives for operations </text:p>
        </text:list-item>
        <text:list-item>
          <text:p text:style-name="P110">Founder focuses on vision and breakthroughs </text:p>
        </text:list-item>
        <text:list-item>
          <text:p text:style-name="P111"><text:span text:style-name="Strong_20_Emphasis">This structure created the most valuable companies</text:span> </text:p>
        </text:list-item>
      </text:list>
      <text:p text:style-name="P4"><text:span text:style-name="Strong_20_Emphasis">Why traditional VC control fails:</text:span></text:p>
      <text:p text:style-name="P4">When VCs control:</text:p>
      <text:list text:style-name="L54">
        <text:list-item>
          <text:p text:style-name="P112">Short-term thinking (next quarter, next fundraise) </text:p>
        </text:list-item>
        <text:list-item>
          <text:p text:style-name="P112">Safe decisions (avoid risk, follow competitors) </text:p>
        </text:list-item>
        <text:list-item>
          <text:p text:style-name="P112">Pressure for quick exits (sell too early) </text:p>
        </text:list-item>
        <text:list-item>
          <text:p text:style-name="P113"><text:span text:style-name="Strong_20_Emphasis">Result:</text:span> Mediocre companies, missed opportunities </text:p>
        </text:list-item>
      </text:list>
      <text:p text:style-name="P4">When visionary founder protected:</text:p>
      <text:list text:style-name="L55">
        <text:list-item>
          <text:p text:style-name="P114">Long-term thinking (build for decades) </text:p>
        </text:list-item>
        <text:list-item>
          <text:p text:style-name="P114">Bold decisions (create new markets) </text:p>
        </text:list-item>
        <text:list-item>
          <text:p text:style-name="P114">Hold through challenges (don't sell cheap) </text:p>
        </text:list-item>
        <text:list-item>
          <text:p text:style-name="P115"><text:span text:style-name="Strong_20_Emphasis">Result:</text:span> Transformational companies, massive returns </text:p>
        </text:list-item>
      </text:list>
      <text:p text:style-name="P4"><text:span text:style-name="Strong_20_Emphasis">For investors:</text:span> This protects YOUR investment by ensuring vision integrity and long-term value creation.</text:p>
      <text:p text:style-name="P3"><text:soft-page-break/></text:p>
      <text:h text:style-name="P2" text:outline-level="2">RETURNS PATH</text:h>
      <text:p text:style-name="P4"><text:span text:style-name="Strong_20_Emphasis">Base Case (65x in 5 years):</text:span></text:p>
      <text:p text:style-name="P4">Year 1: $787K revenue (3 restaurants)<text:line-break/>Year 2: $3.4M revenue (13 restaurants)<text:line-break/>Year 3: $13M revenue (50 restaurants)<text:line-break/>Year 4: $52M revenue (200 restaurants)<text:line-break/>Year 5: $262M revenue (1,000 restaurants)</text:p>
      <text:p text:style-name="P4">At 35% margin: $91M gross profit<text:line-break/>At 10x revenue multiple: $2.6B valuation<text:line-break/>Your 20% (after dilution): <text:span text:style-name="Strong_20_Emphasis">$520M on $8M = 65x</text:span></text:p>
      <text:p text:style-name="P4"><text:span text:style-name="Strong_20_Emphasis">Strong Case (536x in 7 years):</text:span></text:p>
      <text:p text:style-name="P4">Open source ecosystem explodes:</text:p>
      <text:list text:style-name="L56">
        <text:list-item>
          <text:p text:style-name="P116">10,000+ robots on HOS platform </text:p>
        </text:list-item>
        <text:list-item>
          <text:p text:style-name="P116">HR Drivers, security, cleaning, care applications </text:p>
        </text:list-item>
        <text:list-item>
          <text:p text:style-name="P116">Military contracts (US Army, NATO) </text:p>
        </text:list-item>
        <text:list-item>
          <text:p text:style-name="P117">Platform revenue (licensing, subscriptions, apps) </text:p>
        </text:list-item>
      </text:list>
      <text:p text:style-name="P4">Valuation: $15B<text:line-break/>Your 15% (after more dilution): <text:span text:style-name="Strong_20_Emphasis">$2.25B on $8M = 281x</text:span></text:p>
      <text:p text:style-name="P4"><text:span text:style-name="Strong_20_Emphasis">These aren't fantasy. DoorDash and Toast did this in restaurant tech.</text:span></text:p>
      <text:p text:style-name="P3"/>
      <text:h text:style-name="P2" text:outline-level="2">THE NVIDIA STRATEGIC OPPORTUNITY 🎯</text:h>
      <text:p text:style-name="P4"><text:span text:style-name="Strong_20_Emphasis">Jensen Huang is AGGRESSIVELY expanding in Israel RIGHT NOW:</text:span></text:p>
      <text:p text:style-name="P4"><text:span text:style-name="Strong_20_Emphasis">What He's Doing:</text:span></text:p>
      <text:list text:style-name="L57">
        <text:list-item>
          <text:p text:style-name="P118">Buying office buildings in Tel Aviv and Haifa </text:p>
        </text:list-item>
        <text:list-item>
          <text:p text:style-name="P118">Acquiring Israeli AI companies (multiple deals) </text:p>
        </text:list-item>
        <text:list-item>
          <text:p text:style-name="P118">Massive hiring spree (thousands of engineers) </text:p>
        </text:list-item>
        <text:list-item>
          <text:p text:style-name="P118">Building new R&amp;D centers across Israel </text:p>
        </text:list-item>
        <text:list-item>
          <text:p text:style-name="P119">Investing billions in Israeli tech ecosystem </text:p>
        </text:list-item>
      </text:list>
      <text:p text:style-name="P4"><text:span text:style-name="Strong_20_Emphasis">Why Israel?</text:span> Jensen sees what we see: <text:span text:style-name="Strong_20_Emphasis">Israeli AI talent is the world's best.</text:span></text:p>
      <text:p text:style-name="P4">Unit 8200 graduates, quantum researchers, IDF engineers - this is the talent that builds breakthrough technology.</text:p>
      <text:p text:style-name="P4"><text:span text:style-name="Strong_20_Emphasis">NVIDIA + HOS = PERFECT STRATEGIC COMBINATION</text:span></text:p>
      <text:h text:style-name="P91" text:outline-level="3">Why This Makes Perfect Sense:</text:h>
      <text:p text:style-name="P4"><text:span text:style-name="Strong_20_Emphasis">NVIDIA's Position:</text:span></text:p>
      <text:list text:style-name="L58">
        <text:list-item>
          <text:p text:style-name="P120">THE AI hardware company ($2T+ market cap) </text:p>
        </text:list-item>
        <text:list-item>
          <text:p text:style-name="P120">Sells GPUs and Jetson chips for robots </text:p>
        </text:list-item>
        <text:list-item>
          <text:p text:style-name="P120">Omniverse platform for simulation </text:p>
        </text:list-item>
        <text:list-item>
          <text:p text:style-name="P120">Deep learning frameworks (CUDA, TensorRT) </text:p>
        </text:list-item>
        <text:list-item>
          <text:p text:style-name="P121"><text:span text:style-name="Strong_20_Emphasis">Missing piece: The operating system for robots</text:span> </text:p>
        </text:list-item>
      </text:list>
      <text:p text:style-name="P4"><text:span text:style-name="Strong_20_Emphasis">HOS Position:</text:span></text:p>
      <text:list text:style-name="L59">
        <text:list-item>
          <text:p text:style-name="P122">THE operating system for humanoid robots </text:p>
        </text:list-item>
        <text:list-item>
          <text:p text:style-name="P122">Runs on NVIDIA Jetson chips (hardware compatibility) </text:p>
        </text:list-item>
        <text:list-item>
          <text:p text:style-name="P122">Natural language interface (PythonEasy) </text:p>
        </text:list-item>
        <text:list-item>
          <text:p text:style-name="P122">Military applications (strategic value) </text:p>
        </text:list-item>
        <text:list-item>
          <text:p text:style-name="P123">Israeli talent pipeline (exactly what Jensen is building) </text:p>
        </text:list-item>
      </text:list>
      <text:p text:style-name="P4"><text:span text:style-name="Strong_20_Emphasis">The Combination:</text:span></text:p>
      <text:p text:style-name="P124"><text:span text:style-name="Source_20_Text">NVIDIA Hardware (Jetson chips)</text:span></text:p>
      <text:p text:style-name="P124"><text:span text:style-name="Source_20_Text"><text:s text:c="8"/>+</text:span></text:p>
      <text:p text:style-name="P124"><text:span text:style-name="Source_20_Text">HOS Software (Operating System)</text:span></text:p>
      <text:p text:style-name="P124"><text:span text:style-name="Source_20_Text"><text:s text:c="8"/>=</text:span></text:p>
      <text:p text:style-name="P124"><text:span text:style-name="Source_20_Text">Complete Robotics Stack</text:span></text:p>
      <text:p text:style-name="P4"><text:span text:style-name="Strong_20_Emphasis">Like:</text:span></text:p>
      <text:list text:style-name="L60">
        <text:list-item>
          <text:p text:style-name="P125">Qualcomm chips + Android OS = Dominated mobile </text:p>
        </text:list-item>
        <text:list-item>
          <text:p text:style-name="P125">Intel chips + Windows OS = Dominated PC </text:p>
        </text:list-item>
        <text:list-item>
          <text:p text:style-name="P126"><text:span text:style-name="Strong_20_Emphasis">NVIDIA chips + HOS = Dominate humanoid robotics</text:span> </text:p>
        </text:list-item>
      </text:list>
      <text:h text:style-name="P91" text:outline-level="3">Why Jensen Will Want To Acquire HOS:</text:h>
      <text:p text:style-name="P4"><text:span text:style-name="Strong_20_Emphasis">1. Platform Control</text:span></text:p>
      <text:p text:style-name="P4"><text:soft-page-break/>NVIDIA currently sells picks and shovels (GPUs) to the AI gold rush.</text:p>
      <text:p text:style-name="P4">But the PLATFORM OWNER (operating system) captures MORE value than hardware.</text:p>
      <text:p text:style-name="P4"><text:span text:style-name="Strong_20_Emphasis">Examples:</text:span></text:p>
      <text:list text:style-name="L61">
        <text:list-item>
          <text:p text:style-name="P127">Google (Android OS) captured more value than Qualcomm (chips) </text:p>
        </text:list-item>
        <text:list-item>
          <text:p text:style-name="P127">Microsoft (Windows OS) captured more value than Intel (chips) </text:p>
        </text:list-item>
        <text:list-item>
          <text:p text:style-name="P128"><text:span text:style-name="Strong_20_Emphasis">OS owner controls ecosystem</text:span> </text:p>
        </text:list-item>
      </text:list>
      <text:p text:style-name="P4">Jensen is smart - he knows this pattern.</text:p>
      <text:p text:style-name="P4"><text:span text:style-name="Strong_20_Emphasis">He'll buy HOS to control the entire stack.</text:span></text:p>
      <text:p text:style-name="P4"><text:span text:style-name="Strong_20_Emphasis">2. Vertical Integration</text:span></text:p>
      <text:p text:style-name="P4">NVIDIA wants complete solution:</text:p>
      <text:list text:style-name="L62">
        <text:list-item>
          <text:p text:style-name="P129">Hardware ✓ (Jetson chips) </text:p>
        </text:list-item>
        <text:list-item>
          <text:p text:style-name="P129">Simulation ✓ (Omniverse) </text:p>
        </text:list-item>
        <text:list-item>
          <text:p text:style-name="P129">AI frameworks ✓ (CUDA) </text:p>
        </text:list-item>
        <text:list-item>
          <text:p text:style-name="P130"><text:span text:style-name="Strong_20_Emphasis">Operating System ✗ (MISSING - that's HOS)</text:span> </text:p>
        </text:list-item>
      </text:list>
      <text:p text:style-name="P4">Acquiring HOS completes the stack.</text:p>
      <text:p text:style-name="P4"><text:span text:style-name="Strong_20_Emphasis">3. Israeli Ecosystem</text:span></text:p>
      <text:p text:style-name="P4">Jensen is ALREADY heavily invested in Israel:</text:p>
      <text:list text:style-name="L63">
        <text:list-item>
          <text:p text:style-name="P131">Buying buildings (long-term commitment) </text:p>
        </text:list-item>
        <text:list-item>
          <text:p text:style-name="P131">Acquiring companies (talent acquisition) </text:p>
        </text:list-item>
        <text:list-item>
          <text:p text:style-name="P132">Building R&amp;D centers (permanent presence) </text:p>
        </text:list-item>
      </text:list>
      <text:p text:style-name="P4"><text:span text:style-name="Strong_20_Emphasis">HOS brings:</text:span></text:p>
      <text:list text:style-name="L64">
        <text:list-item>
          <text:p text:style-name="P133">Elite Israeli engineering team (already assembled) </text:p>
        </text:list-item>
        <text:list-item>
          <text:p text:style-name="P133">Government relationships (Defense Ministry, IDF) </text:p>
        </text:list-item>
        <text:list-item>
          <text:p text:style-name="P133">Israeli talent pipeline (ongoing recruitment) </text:p>
        </text:list-item>
        <text:list-item>
          <text:p text:style-name="P134"><text:span text:style-name="Strong_20_Emphasis">Ready-made Israeli operation</text:span> (exactly what he's building) </text:p>
        </text:list-item>
      </text:list>
      <text:p text:style-name="P4">Acquiring HOS = instant Israeli platform team.</text:p>
      <text:p text:style-name="P4"><text:span text:style-name="Strong_20_Emphasis">4. Military Applications</text:span></text:p>
      <text:p text:style-name="P4">NVIDIA wants defense contracts (huge recurring revenue).</text:p>
      <text:p text:style-name="P4"><text:span text:style-name="Strong_20_Emphasis">HOS brings:</text:span></text:p>
      <text:list text:style-name="L65">
        <text:list-item>
          <text:p text:style-name="P135">US Army partnerships (ready to deploy) </text:p>
        </text:list-item>
        <text:list-item>
          <text:p text:style-name="P135">IDF integration (combat-tested) </text:p>
        </text:list-item>
        <text:list-item>
          <text:p text:style-name="P135">Quantum communication (unhackable, strategic advantage) </text:p>
        </text:list-item>
        <text:list-item>
          <text:p text:style-name="P136">NATO export relationships </text:p>
        </text:list-item>
      </text:list>
      <text:p text:style-name="P4"><text:span text:style-name="Strong_20_Emphasis">Defense contractors pay premium for strategic technology.</text:span></text:p>
      <text:p text:style-name="P4">NVIDIA + HOS = Defense platform worth billions in recurring contracts.</text:p>
      <text:p text:style-name="P4"><text:span text:style-name="Strong_20_Emphasis">5. Competitive Defense</text:span></text:p>
      <text:p text:style-name="P4">If NVIDIA doesn't acquire HOS:</text:p>
      <text:list text:style-name="L66">
        <text:list-item>
          <text:p text:style-name="P137">Google might (they need robotics OS) </text:p>
        </text:list-item>
        <text:list-item>
          <text:p text:style-name="P137">Microsoft might (they need physical AI platform) </text:p>
        </text:list-item>
        <text:list-item>
          <text:p text:style-name="P138">Amazon might (warehouse automation + Alexa) </text:p>
        </text:list-item>
      </text:list>
      <text:p text:style-name="P4"><text:span text:style-name="Strong_20_Emphasis">Jensen won't let competitors get the platform.</text:span></text:p>
      <text:p text:style-name="P4"><text:span text:style-name="Strong_20_Emphasis">Better to buy it than compete against it.</text:span></text:p>
      <text:h text:style-name="P91" text:outline-level="3">Valuation Precedent:</text:h>
      <text:p text:style-name="P4"><text:span text:style-name="Strong_20_Emphasis">NVIDIA's Acquisition History:</text:span></text:p>
      <text:p text:style-name="P4"><text:span text:style-name="Strong_20_Emphasis">Mellanox (2019):</text:span> $7B</text:p>
      <text:list text:style-name="L67">
        <text:list-item>
          <text:p text:style-name="P139">Israeli networking company </text:p>
        </text:list-item>
        <text:list-item>
          <text:p text:style-name="P139">2,500 employees </text:p>
        </text:list-item>
        <text:list-item>
          <text:p text:style-name="P140">Data center networking technology </text:p>
        </text:list-item>
      </text:list>
      <text:p text:style-name="P4"><text:span text:style-name="Strong_20_Emphasis">ARM (attempted, 2020):</text:span> $40B</text:p>
      <text:list text:style-name="L68">
        <text:list-item>
          <text:p text:style-name="P141">Chip architecture </text:p>
        </text:list-item>
        <text:list-item>
          <text:p text:style-name="P141">Not even software - just chip designs </text:p>
        </text:list-item>
        <text:list-item>
          <text:p text:style-name="P142">Deal blocked by regulators </text:p>
        </text:list-item>
      </text:list>
      <text:p text:style-name="P4"><text:span text:style-name="Strong_20_Emphasis">HOS Valuation Logic:</text:span></text:p>
      <text:p text:style-name="P4">If Mellanox (networking) = $7B And ARM (chip architecture) = $40B</text:p>
      <text:p text:style-name="P4">Then <text:span text:style-name="Strong_20_Emphasis">HOS (operating system for entire robotics industry) = $15-30B</text:span></text:p>
      <text:p text:style-name="P4"><text:soft-page-break/><text:span text:style-name="Strong_20_Emphasis">Operating systems are more valuable than networking or chip designs.</text:span></text:p>
      <text:p text:style-name="P4">They control the ecosystem. They capture platform value.</text:p>
      <text:p text:style-name="P4"><text:span text:style-name="Strong_20_Emphasis">$15-30B is reasonable for OS that runs millions of robots.</text:span></text:p>
      <text:h text:style-name="P91" text:outline-level="3">Timeline:</text:h>
      <text:p text:style-name="P4"><text:span text:style-name="Strong_20_Emphasis">Years 1-3: Build Platform</text:span></text:p>
      <text:list text:style-name="L69">
        <text:list-item>
          <text:p text:style-name="P143">Prove technology works (RoboChef, HR Drivers) </text:p>
        </text:list-item>
        <text:list-item>
          <text:p text:style-name="P143">Build developer ecosystem (open source adoption) </text:p>
        </text:list-item>
        <text:list-item>
          <text:p text:style-name="P143">Show traction (1,000+ robots on HOS) </text:p>
        </text:list-item>
        <text:list-item>
          <text:p text:style-name="P144"><text:span text:style-name="Strong_20_Emphasis">Validate platform thesis</text:span> </text:p>
        </text:list-item>
      </text:list>
      <text:p text:style-name="P4"><text:span text:style-name="Strong_20_Emphasis">Years 3-5: Strategic Interest</text:span></text:p>
      <text:list text:style-name="L70">
        <text:list-item>
          <text:p text:style-name="P145">NVIDIA sees platform gaining traction </text:p>
        </text:list-item>
        <text:list-item>
          <text:p text:style-name="P145">Realizes: "We need this or competitor will buy it" </text:p>
        </text:list-item>
        <text:list-item>
          <text:p text:style-name="P145">Informal discussions begin </text:p>
        </text:list-item>
        <text:list-item>
          <text:p text:style-name="P146"><text:span text:style-name="Strong_20_Emphasis">NVIDIA makes exploratory offer</text:span> </text:p>
        </text:list-item>
      </text:list>
      <text:p text:style-name="P4"><text:span text:style-name="Strong_20_Emphasis">Years 5-7: Acquisition</text:span></text:p>
      <text:list text:style-name="L71">
        <text:list-item>
          <text:p text:style-name="P147">Formal acquisition discussions </text:p>
        </text:list-item>
        <text:list-item>
          <text:p text:style-name="P147">Valuation: $15-30B (based on platform adoption) </text:p>
        </text:list-item>
        <text:list-item>
          <text:p text:style-name="P147">Your 15-20% (after dilution) = <text:span text:style-name="Strong_20_Emphasis">$2.25-6B</text:span> </text:p>
        </text:list-item>
        <text:list-item>
          <text:p text:style-name="P148">On $8M investment = <text:span text:style-name="Strong_20_Emphasis">281-750x return</text:span> </text:p>
        </text:list-item>
      </text:list>
      <text:p text:style-name="P4"><text:span text:style-name="Strong_20_Emphasis">Alternative: Strategic Investment</text:span></text:p>
      <text:p text:style-name="P4">NVIDIA might invest in Series B/C before acquisition:</text:p>
      <text:list text:style-name="L72">
        <text:list-item>
          <text:p text:style-name="P149">Takes 10-20% stake </text:p>
        </text:list-item>
        <text:list-item>
          <text:p text:style-name="P149">Validates technology </text:p>
        </text:list-item>
        <text:list-item>
          <text:p text:style-name="P149">Integrates with Jetson chips </text:p>
        </text:list-item>
        <text:list-item>
          <text:p text:style-name="P150"><text:span text:style-name="Strong_20_Emphasis">Then acquires later at higher valuation</text:span> </text:p>
        </text:list-item>
      </text:list>
      <text:p text:style-name="P4">Either way, NVIDIA involvement = massive upside.</text:p>
      <text:h text:style-name="P91" text:outline-level="3">Why This Is Realistic:</text:h>
      <text:p text:style-name="P4"><text:span text:style-name="Strong_20_Emphasis">Jensen's track record:</text:span></text:p>
      <text:list text:style-name="L73">
        <text:list-item>
          <text:p text:style-name="P151">Paid $7B for Israeli networking (Mellanox) </text:p>
        </text:list-item>
        <text:list-item>
          <text:p text:style-name="P151">Offered $40B for chip architecture (ARM) </text:p>
        </text:list-item>
        <text:list-item>
          <text:p text:style-name="P151">Willing to pay premium for strategic assets </text:p>
        </text:list-item>
        <text:list-item>
          <text:p text:style-name="P152"><text:span text:style-name="Strong_20_Emphasis">HOS is more strategic than networking</text:span> </text:p>
        </text:list-item>
      </text:list>
      <text:p text:style-name="P4"><text:span text:style-name="Strong_20_Emphasis">The timing:</text:span></text:p>
      <text:list text:style-name="L74">
        <text:list-item>
          <text:p text:style-name="P153">Jensen is investing in Israel NOW (not future - TODAY) </text:p>
        </text:list-item>
        <text:list-item>
          <text:p text:style-name="P153">Humanoid robots emerging NOW (not future - TODAY) </text:p>
        </text:list-item>
        <text:list-item>
          <text:p text:style-name="P153">Platform winner decided in 12-24 months </text:p>
        </text:list-item>
        <text:list-item>
          <text:p text:style-name="P154"><text:span text:style-name="Strong_20_Emphasis">NVIDIA won't wait 10 years - will move fast</text:span> </text:p>
        </text:list-item>
      </text:list>
      <text:p text:style-name="P4"><text:span text:style-name="Strong_20_Emphasis">The logic:</text:span></text:p>
      <text:list text:style-name="L75">
        <text:list-item>
          <text:p text:style-name="P155">NVIDIA sells hardware (good margins) </text:p>
        </text:list-item>
        <text:list-item>
          <text:p text:style-name="P155">OS owner makes MORE money (great margins) </text:p>
        </text:list-item>
        <text:list-item>
          <text:p text:style-name="P155">Jensen wants to own full stack </text:p>
        </text:list-item>
        <text:list-item>
          <text:p text:style-name="P156"><text:span text:style-name="Strong_20_Emphasis">Acquiring HOS = vertical integration play</text:span> </text:p>
        </text:list-item>
      </text:list>
      <text:h text:style-name="P91" text:outline-level="3">What This Means For Investors:</text:h>
      <text:p text:style-name="P4"><text:span text:style-name="Strong_20_Emphasis">Base case (no NVIDIA):</text:span> 65x return in 5 years</text:p>
      <text:list text:style-name="L76">
        <text:list-item>
          <text:p text:style-name="P157">Organic growth to $2.6B valuation </text:p>
        </text:list-item>
        <text:list-item>
          <text:p text:style-name="P158">Strong returns, good outcome </text:p>
        </text:list-item>
      </text:list>
      <text:p text:style-name="P4"><text:span text:style-name="Strong_20_Emphasis">NVIDIA case:</text:span> 281-750x return in 5-7 years</text:p>
      <text:list text:style-name="L77">
        <text:list-item>
          <text:p text:style-name="P159">Strategic acquisition at $15-30B </text:p>
        </text:list-item>
        <text:list-item>
          <text:p text:style-name="P160"><text:span text:style-name="Strong_20_Emphasis">Life-changing returns</text:span> </text:p>
        </text:list-item>
      </text:list>
      <text:p text:style-name="P4"><text:span text:style-name="Strong_20_Emphasis">The probability:</text:span></text:p>
      <text:list text:style-name="L78">
        <text:list-item>
          <text:p text:style-name="P161">NVIDIA acquiring HOS: 30-40% (significant chance) </text:p>
        </text:list-item>
        <text:list-item>
          <text:p text:style-name="P161">Another tech giant acquiring: 40-50% (Google, Microsoft, Amazon) </text:p>
        </text:list-item>
        <text:list-item>
          <text:p text:style-name="P162">Organic IPO: 10-20% (build independently) </text:p>
        </text:list-item>
      </text:list>
      <text:p text:style-name="P4"><text:span text:style-name="Strong_20_Emphasis">At least 70-80% chance of strategic exit to major tech company.</text:span></text:p>
      <text:p text:style-name="P4"><text:span text:style-name="Strong_20_Emphasis">And if it's NVIDIA specifically: Premium valuation + fast timeline.</text:span></text:p>
      <text:h text:style-name="P91" text:outline-level="3">The Bottom Line:</text:h>
      <text:p text:style-name="P4">Jensen Huang is building what we're building:</text:p>
      <text:list text:style-name="L79">
        <text:list-item>
          <text:p text:style-name="P163"><text:soft-page-break/>Israeli AI talent pipeline ✓ </text:p>
        </text:list-item>
        <text:list-item>
          <text:p text:style-name="P163">Advanced R&amp;D centers ✓ </text:p>
        </text:list-item>
        <text:list-item>
          <text:p text:style-name="P164">Strategic technology ✓ </text:p>
        </text:list-item>
      </text:list>
      <text:p text:style-name="P4"><text:span text:style-name="Strong_20_Emphasis">He just doesn't have the operating system yet.</text:span></text:p>
      <text:p text:style-name="P4"><text:span text:style-name="Strong_20_Emphasis">That's HOS.</text:span></text:p>
      <text:p text:style-name="P4"><text:span text:style-name="Strong_20_Emphasis">He's already spending billions in Israel to build the ecosystem.</text:span></text:p>
      <text:p text:style-name="P4"><text:span text:style-name="Strong_20_Emphasis">Why not spend $15-30B to acquire the platform that ties it all together?</text:span></text:p>
      <text:p text:style-name="P4"><text:span text:style-name="Strong_20_Emphasis">It's a no-brainer strategic acquisition for NVIDIA.</text:span></text:p>
      <text:p text:style-name="P4"><text:span text:style-name="Strong_20_Emphasis">And it creates potential 281-750x returns for seed investors.</text:span></text:p>
      <text:p text:style-name="P4"><text:span text:style-name="Strong_20_Emphasis">This isn't fantasy. This is pattern recognition:</text:span></text:p>
      <text:list text:style-name="L80">
        <text:list-item>
          <text:p text:style-name="P165">Jensen pays premium for strategic assets ✓ </text:p>
        </text:list-item>
        <text:list-item>
          <text:p text:style-name="P165">Jensen invests heavily in Israel ✓ </text:p>
        </text:list-item>
        <text:list-item>
          <text:p text:style-name="P165">Jensen wants vertical integration ✓ </text:p>
        </text:list-item>
        <text:list-item>
          <text:p text:style-name="P166">HOS is the missing piece ✓ </text:p>
        </text:list-item>
      </text:list>
      <text:p text:style-name="P4"><text:span text:style-name="Strong_20_Emphasis">The stars are aligning.</text:span> ⭐</text:p>
      <text:p text:style-name="P3"/>
      <text:h text:style-name="P2" text:outline-level="2">WHY WE WIN</text:h>
      <text:p text:style-name="P4"><text:span text:style-name="Strong_20_Emphasis">The Timing:</text:span> ✅ AI crossed threshold (my trading system proves it)<text:line-break/>✅ Humanoid hardware ready (Boston Dynamics, Chinese manufacturers)<text:line-break/>✅ Labor shortage acute (restaurants desperate)<text:line-break/>✅ 12-month window before consolidation<text:line-break/>✅ <text:span text:style-name="Strong_20_Emphasis">Once-in-lifetime moment</text:span></text:p>
      <text:p text:style-name="P4"><text:span text:style-name="Strong_20_Emphasis">The Execution:</text:span> ✅ Proven founder (trading system: 403% returns)<text:line-break/>✅ AI-native development (10x faster)<text:line-break/>✅ Rapid ship strategy (basic OS → iterate)<text:line-break/>✅ Open source (network effects)<text:line-break/>✅ Clear milestones (know if working by Month 9)</text:p>
      <text:p text:style-name="P4"><text:span text:style-name="Strong_20_Emphasis">The Strategy:</text:span> ✅ Multiple paths (Plans A, B, C, D)<text:line-break/>✅ Beat Musk by moving first<text:line-break/>✅ Open platform (vs his closed ecosystem)<text:line-break/>✅ Military option (he won't pursue)<text:line-break/>✅ <text:span text:style-name="Strong_20_Emphasis">Can't lose</text:span></text:p>
      <text:p text:style-name="P3"/>
      <text:h text:style-name="P2" text:outline-level="2">THE BOTTOM LINE</text:h>
      <text:p text:style-name="P4"><text:span text:style-name="Strong_20_Emphasis">This opportunity comes once per industry.</text:span></text:p>
      <text:p text:style-name="P4"><text:span text:style-name="Strong_20_Emphasis">PC Operating Systems:</text:span> Microsoft won in 1985 → still dominates 40 years later<text:line-break/><text:span text:style-name="Strong_20_Emphasis">Mobile Operating Systems:</text:span> iOS/Android won in 2008 → nobody else matters<text:line-break/><text:span text:style-name="Strong_20_Emphasis">Humanoid Operating Systems:</text:span> Winner decided in 2025-2026 → dominates forever</text:p>
      <text:p text:style-name="P4"><text:span text:style-name="Strong_20_Emphasis">You can own 28.6% of the winner.</text:span></text:p>
      <text:p text:style-name="P4"><text:span text:style-name="Strong_20_Emphasis">Or you can watch from sidelines while Elon captures it.</text:span></text:p>
      <text:p text:style-name="P4"><text:span text:style-name="Strong_20_Emphasis">The VCs who passed on "just restaurant technology" missed DoorDash ($60B) and Toast ($20B).</text:span></text:p>
      <text:p text:style-name="P4"><text:span text:style-name="Strong_20_Emphasis">Don't make same mistake.</text:span></text:p>
      <text:p text:style-name="P4"><text:span text:style-name="Strong_20_Emphasis">Restaurant technology + platform economics = generational returns.</text:span></text:p>
      <text:p text:style-name="P3"/>
      <text:h text:style-name="P2" text:outline-level="2">NEXT STEP</text:h>
      <text:p text:style-name="P4">Let's meet. I can visit San Francisco.</text:p>
      <text:p text:style-name="P4">I'll show you:</text:p>
      <text:list text:style-name="L81">
        <text:list-item>
          <text:p text:style-name="P167">Live trading system (verify 403% yourself) </text:p>
        </text:list-item>
        <text:list-item>
          <text:p text:style-name="P167">Detailed technical architecture </text:p>
        </text:list-item>
        <text:list-item>
          <text:p text:style-name="P167">Financial model (every assumption documented) </text:p>
        </text:list-item>
        <text:list-item>
          <text:p text:style-name="P167">Restaurant LOIs (real interest) </text:p>
        </text:list-item>
        <text:list-item>
          <text:p text:style-name="P168">Competitive analysis (Musk's weaknesses) </text:p>
        </text:list-item>
      </text:list>
      <text:p text:style-name="P4"><text:span text:style-name="Strong_20_Emphasis">This is the Android moment for robotics.</text:span></text:p>
      <text:p text:style-name="P4"><text:span text:style-name="Strong_20_Emphasis">Meir Niv</text:span><text:line-break/>Founder &amp; Visionary<text:line-break/>Email: [your email]<text:line-break/>Phone: [your phone]<text:line-break/>Live Proof: meirniv.pythonanywhere.com/orders</text:p>
      <text:p text:style-name="P3"><text:soft-page-break/></text:p>
      <text:p text:style-name="P4"><text:span text:style-name="Strong_20_Emphasis">P.S.</text:span> - I'm 70 years old. This is my last big project. I've survived PC revolution, Internet boom, Mobile wave. I recognize the pattern. This is the fourth wave - the biggest one.</text:p>
      <text:p text:style-name="P4"><text:span text:style-name="Strong_20_Emphasis">I won't live to see another chance like this. Neither will you.</text:span></text:p>
      <text:p text:style-name="P4"><text:span text:style-name="Strong_20_Emphasis">Let's build it together.</text:span></text:p>
      <text:p text:style-name="P3"/>
      <text:h text:style-name="P2" text:outline-level="2">THE EINSTEIN CONFIDENCE</text:h>
      <text:p text:style-name="P4">In 1919, astronomers prepared to observe a solar eclipse. The experiment would prove or disprove Einstein's theory of general relativity - that massive objects bend light, just as they bend space itself.</text:p>
      <text:p text:style-name="P4">Someone asked Einstein: <text:span text:style-name="Strong_20_Emphasis">"What if the observations show you're wrong?"</text:span></text:p>
      <text:p text:style-name="P4">Einstein replied: <text:span text:style-name="Strong_20_Emphasis">"Then I would feel sorry for the dear Lord. The theory is correct."</text:span></text:p>
      <text:p text:style-name="P4">This wasn't arrogance. Einstein understood the mathematics so deeply - the elegant equations, the logical necessity, the inevitable conclusions - that he knew he was right. The experiment would simply confirm what the math already proved.</text:p>
      <text:p text:style-name="P4"><text:span text:style-name="Strong_20_Emphasis">I have the same confidence about this opportunity.</text:span></text:p>
      <text:p text:style-name="P4">Not because I'm arrogant. Because I understand the patterns:</text:p>
      <text:p text:style-name="P4"><text:span text:style-name="Strong_20_Emphasis">The Technology Pattern:</text:span></text:p>
      <text:list text:style-name="L82">
        <text:list-item>
          <text:p text:style-name="P169">AI crossed threshold (my trading system proves it - 403% returns) </text:p>
        </text:list-item>
        <text:list-item>
          <text:p text:style-name="P169">Humanoid bodies ready (Boston Dynamics, Chinese manufacturers at $15-30K) </text:p>
        </text:list-item>
        <text:list-item>
          <text:p text:style-name="P170">These two coming together = inevitable transformation </text:p>
        </text:list-item>
      </text:list>
      <text:p text:style-name="P4"><text:span text:style-name="Strong_20_Emphasis">The Platform Pattern:</text:span></text:p>
      <text:list text:style-name="L83">
        <text:list-item>
          <text:p text:style-name="P171">First mover wins (Windows, iOS/Android, now humanoid OS) </text:p>
        </text:list-item>
        <text:list-item>
          <text:p text:style-name="P171">Network effects lock in winner (100K+ robots = game over for competitors) </text:p>
        </text:list-item>
        <text:list-item>
          <text:p text:style-name="P172">Winner takes 60-80% of value (platform economics) </text:p>
        </text:list-item>
      </text:list>
      <text:p text:style-name="P4"><text:span text:style-name="Strong_20_Emphasis">The Timing Pattern:</text:span></text:p>
      <text:list text:style-name="L84">
        <text:list-item>
          <text:p text:style-name="P173">12-month window (Elon could hit 100K by mid-2026) </text:p>
        </text:list-item>
        <text:list-item>
          <text:p text:style-name="P173">Once consolidation happens, too late forever </text:p>
        </text:list-item>
        <text:list-item>
          <text:p text:style-name="P174">This moment won't repeat in our lifetimes (definitely not in mine - I'm 70!) </text:p>
        </text:list-item>
      </text:list>
      <text:p text:style-name="P4"><text:span text:style-name="Strong_20_Emphasis">I understand these patterns so deeply, I know what's coming.</text:span></text:p>
      <text:p text:style-name="P4"><text:span text:style-name="Strong_20_Emphasis">The humanoids WILL transform labor.</text:span><text:line-break/><text:span text:style-name="Strong_20_Emphasis">A platform winner WILL emerge.</text:span><text:line-break/><text:span text:style-name="Strong_20_Emphasis">It WILL be decided in the next 12 months.</text:span></text:p>
      <text:p text:style-name="P4"><text:span text:style-name="Strong_20_Emphasis">The only question: Will you be part of it, or will you watch from the sidelines?</text:span></text:p>
      <text:p text:style-name="P4">If you pass on this investment, I won't try to convince you. I'll simply feel sorry you missed it.</text:p>
      <text:p text:style-name="P4">Not because I'm arrogant - because the opportunity is so clear, the timing so obvious, the outcome so inevitable, that passing means not seeing what Einstein saw: the mathematical elegance, the logical necessity, the unavoidable conclusion.</text:p>
      <text:p text:style-name="P4"><text:span text:style-name="Strong_20_Emphasis">The experiment will prove the theory correct.</text:span></text:p>
      <text:p text:style-name="P4"><text:span text:style-name="Strong_20_Emphasis">The market will prove the platform winner.</text:span></text:p>
      <text:p text:style-name="P4"><text:span text:style-name="Strong_20_Emphasis">The returns will prove the investment thesis.</text:span></text:p>
      <text:p text:style-name="P4"><text:span text:style-name="Strong_20_Emphasis">You can own 28.6% of the winner, or you can be the VC who passed.</text:span></text:p>
      <text:p text:style-name="P4"><text:span text:style-name="Strong_20_Emphasis">Your choice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17:34:00.921136400</meta:creation-date>
    <dc:date>2025-11-25T22:16:53.000112000</dc:date>
    <meta:editing-duration>PT4H42M50S</meta:editing-duration>
    <meta:editing-cycles>3</meta:editing-cycles>
    <meta:generator>LibreOffice/25.8.2.2$Windows_X86_64 LibreOffice_project/d401f2107ccab8f924a8e2df40f573aab7605b6f</meta:generator>
    <meta:document-statistic meta:table-count="2" meta:image-count="0" meta:object-count="0" meta:page-count="13" meta:paragraph-count="681" meta:word-count="4928" meta:character-count="30684" meta:non-whitespace-character-count="26428"/>
  </office:meta>
</office:document-meta>
</file>